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b061d" officeooo:paragraph-rsid="000b061d"/>
    </style:style>
    <style:style style:name="P3" style:family="paragraph" style:parent-style-name="Standard">
      <style:text-properties officeooo:rsid="000b061d" officeooo:paragraph-rsid="000b8038"/>
    </style:style>
    <style:style style:name="P4" style:family="paragraph" style:parent-style-name="Standard">
      <style:text-properties fo:font-weight="bold" officeooo:rsid="000b061d" officeooo:paragraph-rsid="000b8038" style:font-weight-asian="bold" style:font-weight-complex="bold"/>
    </style:style>
    <style:style style:name="P5" style:family="paragraph" style:parent-style-name="Standard">
      <style:text-properties fo:font-weight="bold" officeooo:rsid="000b8038" officeooo:paragraph-rsid="000b8038" style:font-weight-asian="bold" style:font-weight-complex="bold"/>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8" style:family="paragraph" style:parent-style-name="Standard">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9" style:family="paragraph" style:parent-style-name="Standard">
      <style:paragraph-properties fo:margin-left="2.6cm" fo:margin-right="0cm" fo:text-indent="0cm" style:auto-text-indent="false"/>
    </style:style>
    <style:style style:name="P10" style:family="paragraph" style:parent-style-name="Standard">
      <style:paragraph-properties fo:margin-left="2cm" fo:margin-right="0cm" fo:text-indent="0cm" style:auto-text-indent="false"/>
    </style:style>
    <style:style style:name="P11" style:family="paragraph" style:parent-style-name="Standard">
      <style:paragraph-properties fo:margin-left="2.54cm" fo:margin-right="0cm" fo:text-indent="0.635cm" style:auto-text-indent="false"/>
    </style:style>
    <style:style style:name="P12" style:family="paragraph" style:parent-style-name="Standard">
      <style:paragraph-properties fo:margin-left="3.175cm" fo:margin-right="0cm" fo:text-indent="0.577cm" style:auto-text-indent="false"/>
    </style:style>
    <style:style style:name="P13" style:family="paragraph" style:parent-style-name="Standard">
      <style:paragraph-properties fo:margin-left="4.445cm" fo:margin-right="0cm" fo:text-indent="0cm" style:auto-text-indent="false"/>
    </style:style>
    <style:style style:name="P14" style:family="paragraph" style:parent-style-name="Standard">
      <style:paragraph-properties fo:margin-left="4.445cm" fo:margin-right="0cm" fo:text-indent="0cm" style:auto-text-indent="false"/>
      <style:text-properties fo:language="en" fo:country="US"/>
    </style:style>
    <style:style style:name="P15" style:family="paragraph" style:parent-style-name="List_20_Paragraph">
      <style:paragraph-properties fo:margin-left="4.445cm" fo:margin-right="0cm" fo:text-indent="0cm" style:auto-text-indent="false"/>
    </style:style>
    <style:style style:name="P16" style:family="paragraph" style:parent-style-name="Standard">
      <style:paragraph-properties fo:margin-left="5.08cm" fo:margin-right="0cm" fo:text-indent="0cm" style:auto-text-indent="false"/>
    </style:style>
    <style:style style:name="P17" style:family="paragraph" style:parent-style-name="Standard">
      <style:paragraph-properties fo:margin-left="5.08cm" fo:margin-right="0cm" fo:text-indent="0cm" style:auto-text-indent="false"/>
      <style:text-properties fo:language="en" fo:country="US"/>
    </style:style>
    <style:style style:name="P18" style:family="paragraph" style:parent-style-name="Standard">
      <style:paragraph-properties fo:margin-left="3.175cm" fo:margin-right="0cm" fo:text-indent="0cm" style:auto-text-indent="false"/>
    </style:style>
    <style:style style:name="P19" style:family="paragraph" style:parent-style-name="Standard">
      <style:paragraph-properties fo:margin-left="3.175cm" fo:margin-right="0cm" fo:text-indent="0cm" style:auto-text-indent="false"/>
      <style:text-properties fo:language="en" fo:country="US"/>
    </style:style>
    <style:style style:name="P20" style:family="paragraph" style:parent-style-name="Standard">
      <style:paragraph-properties fo:margin-left="3.81cm" fo:margin-right="0cm" fo:text-indent="0cm" style:auto-text-indent="false"/>
    </style:style>
    <style:style style:name="P21" style:family="paragraph" style:parent-style-name="Standard">
      <style:paragraph-properties fo:margin-left="3.81cm" fo:margin-right="0cm" fo:text-indent="0cm" style:auto-text-indent="false"/>
      <style:text-properties fo:language="en" fo:country="US"/>
    </style:style>
    <style:style style:name="P22" style:family="paragraph" style:parent-style-name="List_20_Paragraph">
      <style:paragraph-properties fo:margin-left="3.81cm" fo:margin-right="0cm" fo:text-indent="0cm" style:auto-text-indent="false"/>
    </style:style>
    <style:style style:name="P23" style:family="paragraph" style:parent-style-name="Standard">
      <style:paragraph-properties fo:margin-left="5.715cm" fo:margin-right="0cm" fo:text-indent="0cm" style:auto-text-indent="false"/>
    </style:style>
    <style:style style:name="P24" style:family="paragraph" style:parent-style-name="Standard" style:master-page-name="Standard">
      <style:paragraph-properties style:page-number="auto"/>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25" style:family="paragraph" style:parent-style-name="Standard" style:list-style-name="WWNum1"/>
    <style:style style:name="P26" style:family="paragraph" style:parent-style-name="Standard" style:list-style-name="WWNum1">
      <style:text-properties fo:color="#0000cc" fo:font-size="16pt" style:text-underline-style="solid" style:text-underline-width="auto" style:text-underline-color="font-color" fo:font-weight="bold" style:font-size-asian="16pt" style:font-weight-asian="bold" style:font-size-complex="16pt" style:font-weight-complex="bold"/>
    </style:style>
    <style:style style:name="P27" style:family="paragraph" style:parent-style-name="Standard" style:list-style-name="WWNum1">
      <style:text-properties fo:color="#ff3333" fo:font-size="14pt" fo:font-weight="bold" style:font-size-asian="14pt" style:font-weight-asian="bold" style:font-size-complex="14pt" style:font-weight-complex="bold"/>
    </style:style>
    <style:style style:name="P28" style:family="paragraph" style:parent-style-name="Standard" style:list-style-name="WWNum1">
      <style:text-properties fo:font-weight="bold" style:font-weight-asian="bold" style:font-weight-complex="bold"/>
    </style:style>
    <style:style style:name="P29" style:family="paragraph" style:parent-style-name="Standard" style:list-style-name="WWNum1">
      <style:text-properties fo:language="en" fo:country="US"/>
    </style:style>
    <style:style style:name="P30" style:family="paragraph" style:parent-style-name="Standard" style:list-style-name="WWNum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WWNum1">
      <style:text-properties officeooo:rsid="000ed02f" officeooo:paragraph-rsid="000ed02f"/>
    </style:style>
    <style:style style:name="P32" style:family="paragraph" style:parent-style-name="Standard" style:list-style-name="WWNum1">
      <style:text-properties officeooo:rsid="000ed6b2" officeooo:paragraph-rsid="000ed6b2"/>
    </style:style>
    <style:style style:name="P33" style:family="paragraph">
      <loext:graphic-properties draw:fill="solid" draw:fill-color="#ffffff"/>
      <style:paragraph-properties fo:text-align="start"/>
      <style:text-properties fo:color="#000000" fo:font-size="18pt"/>
    </style:style>
    <style:style style:name="P34" style:family="paragraph">
      <loext:graphic-properties draw:fill="none"/>
      <style:paragraph-properties fo:text-align="start"/>
      <style:text-properties fo:font-size="18pt"/>
    </style:style>
    <style:style style:name="P35" style:family="paragraph">
      <loext:graphic-properties draw:fill="solid" draw:fill-color="#ccff00"/>
      <style:paragraph-properties fo:text-align="start"/>
      <style:text-properties fo:font-size="18pt"/>
    </style:style>
    <style:style style:name="P36" style:family="paragraph">
      <loext:graphic-properties draw:fill="solid" draw:fill-color="#66ffff"/>
      <style:paragraph-properties fo:text-align="start"/>
      <style:text-properties fo:font-size="18pt"/>
    </style:style>
    <style:style style:name="P37" style:family="paragraph">
      <loext:graphic-properties draw:fill="solid" draw:fill-color="#ccff66"/>
      <style:paragraph-properties fo:text-align="start"/>
      <style:text-properties fo:font-size="18pt"/>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style:text-underline-style="solid" style:text-underline-width="auto" style:text-underline-color="font-color"/>
    </style:style>
    <style:style style:name="T11" style:family="text">
      <style:text-properties fo:color="#000000" style:text-underline-style="solid" style:text-underline-width="auto" style:text-underline-color="font-color" fo:font-weight="bold" style:font-weight-asian="bold" style:font-weight-complex="bold"/>
    </style:style>
    <style:style style:name="T12" style:family="text">
      <style:text-properties fo:color="#008000"/>
    </style:style>
    <style:style style:name="T13" style:family="text">
      <style:text-properties style:font-name="Wingdings" style:font-name-asian="Wingdings2" style:font-name-complex="Wingdings2"/>
    </style:style>
    <style:style style:name="T14" style:family="text">
      <style:text-properties officeooo:rsid="000b8038"/>
    </style:style>
    <style:style style:name="T15" style:family="text">
      <style:text-properties fo:font-weight="normal" style:font-weight-asian="normal" style:font-weight-complex="normal"/>
    </style:style>
    <style:style style:name="T16" style:family="text">
      <style:text-properties fo:font-size="15pt" fo:font-weight="bold" style:font-size-asian="15pt" style:font-weight-asian="bold" style:font-size-complex="15pt" style:font-weight-complex="bold"/>
    </style:style>
    <style:style style:name="T17" style:family="text">
      <style:text-properties officeooo:rsid="000d9c73"/>
    </style:style>
    <style:style style:name="T18" style:family="text">
      <style:text-properties officeooo:rsid="000ed6b2"/>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02cm" svg:stroke-color="#000000" draw:stroke-linejoin="round" draw:fill="solid" draw:fill-color="#ffffff" draw:textarea-vertical-align="top" draw:auto-grow-height="false" fo:min-height="0.938cm" fo:min-width="9.54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6600" draw:fill="none" draw:textarea-vertical-align="top" draw:auto-grow-height="false" fo:min-height="3.087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4" draw:fill="solid" draw:fill-color="#ccff00" draw:textarea-vertical-align="top" draw:auto-grow-height="false" fo:min-height="1.196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cm" draw:fill="solid" draw:fill-color="#ffffff" draw:textarea-vertical-align="top" draw:auto-grow-height="false" fo:min-height="0.5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cm" draw:fill="solid" draw:fill-color="#ffffff" draw:textarea-vertical-align="top" draw:auto-grow-height="false" fo:min-height="0.58cm" fo:min-width="2.3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3465a4" draw:fill="solid" draw:fill-color="#66ffff" draw:textarea-vertical-align="top" draw:auto-grow-height="false" fo:min-height="0.191cm" fo:min-width="0.49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3465a4" draw:fill="solid" draw:fill-color="#ccff66" draw:textarea-vertical-align="top" draw:auto-grow-height="false" fo:min-height="0.191cm" fo:min-width="0.3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cm" draw:fill="solid" draw:fill-color="#ffffff" draw:textarea-vertical-align="top" draw:auto-grow-height="false" fo:min-height="0.503cm" fo:min-width="2.11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none" svg:stroke-width="0cm" draw:fill="solid" draw:fill-color="#ffffff" draw:textarea-vertical-align="top" draw:auto-grow-height="false" fo:min-height="0.61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3465a4" draw:fill="solid" draw:fill-color="#66ffff" draw:textarea-vertical-align="top" draw:auto-grow-height="false" fo:min-height="2.154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n1" text:anchor-type="char" svg:x="0.002cm" svg:y="0.002cm" svg:width="0.041cm" svg:height="0.041cm" draw:z-index="3"><draw:image xlink:href="Pictures/1000020100000001000000014C77D75F6DC67A52.png" xlink:type="simple" xlink:show="embed" xlink:actuate="onLoad"/></draw:frame>Primer trimestre</text:p>
      <text:list xml:id="list1027756613" text:style-name="WWNum1">
        <text:list-item>
          <text:p text:style-name="P26">Tema 1 Introducción a los lenguajes de programación</text:p>
          <text:list>
            <text:list-item>
              <text:p text:style-name="P27">Introducción</text:p>
              <text:list>
                <text:list-item>
                  <text:p text:style-name="P25"><text:span text:style-name="T3">- Introducción:</text:span> Una aplicación informática se basa en el proceso y tratamiento de información.</text:p>
                </text:list-item>
              </text:list>
            </text:list-item>
          </text:list>
        </text:list-item>
      </text:list>
      <text:p text:style-name="Standard"><draw:custom-shape text:anchor-type="paragraph" draw:z-index="4" draw:name="Imagen1" draw:style-name="gr4" draw:text-style-name="P33" svg:width="1.772cm" svg:height="0.793cm" svg:x="-0.099cm" svg:y="0.039cm"><text:p text:style-name="Frame_20_contents"><text:span text:style-name="T8">Infor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Imagen2" draw:style-name="gr9" draw:text-style-name="P33" svg:width="1.772cm" svg:height="0.867cm" svg:x="1.644cm" svg:y="0.039cm"><text:p text:style-name="Frame_20_contents"><text:span text:style-name="T8">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n3" draw:style-name="gr2" draw:text-style-name="P34" svg:width="0.414cm" svg:height="3.336cm" svg:x="6.092cm" svg:y="0.032cm"><text:p/><draw:enhanced-geometry draw:mirror-horizontal="false" draw:mirror-vertical="false" svg:viewBox="0 0 0 0" drawooo:sub-view-size="220 1877" draw:text-areas="0 0 ?f0 ?f1" draw:type="ooxml-non-primitive" draw:enhanced-path="M 0 0 C 54 0 109 78 109 156 L 109 781 C 109 859 164 938 219 938 164 938 109 1016 109 1094 L 109 1719 C 109 1797 54 1876 0 1876 N"><draw:equation draw:name="f0" draw:formula="logwidth"/><draw:equation draw:name="f1" draw:formula="logheight"/></draw:enhanced-geometry></draw:custom-shape></text:p>
      <text:p text:style-name="Standard"><draw:custom-shape text:anchor-type="paragraph" draw:z-index="2" draw:name="Imagen4" draw:style-name="gr3" draw:text-style-name="P35" svg:width="0.202cm" svg:height="1.445cm" svg:x="2.309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Imagen5" draw:style-name="gr10" draw:text-style-name="P36" svg:width="0.255cm" svg:height="2.403cm" svg:x="0.827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0" draw:name="Imagen6" draw:style-name="gr1" draw:text-style-name="P33" svg:width="10.053cm" svg:height="1.191cm" svg:x="6.992cm" svg:y="0.116cm"><text:p text:style-name="Frame_20_contents"><text:span text:style-name="T8">Ciencia que estudia el tratamiento automático de la info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5" draw:name="Imagen7" draw:style-name="gr5" draw:text-style-name="P33" svg:width="2.857cm" svg:height="0.833cm" svg:x="3.207cm" svg:y="0.289cm"><text:p text:style-name="Frame_20_contents"><text:span text:style-name="T8">Autom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7" draw:name="Imagen8" draw:style-name="gr7" draw:text-style-name="P37" svg:width="0.89cm" svg:height="0.44cm" svg:x="2.309cm" svg:y="0.026cm"><text:p/><draw:enhanced-geometry draw:mirror-horizontal="false" draw:mirror-vertical="false" svg:viewBox="0 0 0 0" drawooo:sub-view-size="490 235" draw:text-areas="0 0 ?f0 ?f1" draw:type="ooxml-non-primitive" draw:enhanced-path="M 0 58 L 366 58 366 0 489 117 366 234 366 175 0 175 0 58 N"><draw:equation draw:name="f0" draw:formula="logwidth"/><draw:equation draw:name="f1" draw:formula="logheight"/></draw:enhanced-geometry></draw:custom-shape></text:p>
      <text:p text:style-name="Standard"><draw:custom-shape text:anchor-type="paragraph" draw:z-index="8" draw:name="Imagen9" draw:style-name="gr8" draw:text-style-name="P33" svg:width="2.618cm" svg:height="0.756cm" svg:x="1.939cm" svg:y="0.362cm"><text:p text:style-name="Frame_20_contents"><text:span text:style-name="T8">Informátic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n10" draw:style-name="gr6" draw:text-style-name="P36" svg:width="0.996cm" svg:height="0.44cm" svg:x="0.827cm" svg:y="0.416cm"><text:p/><draw:enhanced-geometry draw:mirror-horizontal="false" draw:mirror-vertical="false" svg:viewBox="0 0 0 0" drawooo:sub-view-size="550 235" draw:text-areas="0 0 ?f0 ?f1" draw:type="ooxml-non-primitive" draw:enhanced-path="M 0 58 L 411 58 411 0 549 117 411 234 411 175 0 175 0 58 N"><draw:equation draw:name="f0" draw:formula="logwidth"/><draw:equation draw:name="f1" draw:formula="logheight"/></draw:enhanced-geometry></draw:custom-shape></text:p>
      <text:p text:style-name="Standard"/>
      <text:p text:style-name="Standard"><text:s/></text:p>
      <text:list xml:id="list100005893150553" text:continue-numbering="true" text:style-name="WWNum1">
        <text:list-item>
          <text:list>
            <text:list-item>
              <text:list>
                <text:list-item>
                  <text:p text:style-name="P25"><text:span text:style-name="T3">- Tratamiento informático:</text:span> Se basa en el tratamiento que se aplica a un conjunto de información. El tratamiento sigue el siguiente esquema:</text:p>
                </text:list-item>
              </text:list>
            </text:list-item>
          </text:list>
        </text:list-item>
      </text:list>
      <text:p text:style-name="P6">Entrada → <text:s/>Proceso → Salida</text:p>
      <text:list xml:id="list100006804528188" text:continue-numbering="true" text:style-name="WWNum1">
        <text:list-item>
          <text:list>
            <text:list-item>
              <text:list>
                <text:list-item>
                  <text:list>
                    <text:list-item>
                      <text:p text:style-name="P25"><text:span text:style-name="T6">- Entrada:</text:span> Información a modificar.</text:p>
                    </text:list-item>
                    <text:list-item>
                      <text:p text:style-name="P25"><text:span text:style-name="T6">- Proceso:</text:span> Transformación que se le aplica a la entrada. </text:p>
                    </text:list-item>
                    <text:list-item>
                      <text:p text:style-name="P25"><text:span text:style-name="T6">- Salida:</text:span> Información modificada.</text:p>
                    </text:list-item>
                  </text:list>
                </text:list-item>
                <text:list-item>
                  <text:p text:style-name="P25">En el proceso de la información se realizan diversas operaciones de distinta complejidad. </text:p>
                  <text:list>
                    <text:list-item>
                      <text:p text:style-name="P25"><text:span text:style-name="T6">- Operaciones aritméticas:</text:span> +, -, X, /.</text:p>
                    </text:list-item>
                    <text:list-item>
                      <text:p text:style-name="P25"><text:span text:style-name="T6">- Operaciones relacionales:</text:span> &lt;, &gt;, =, &lt;=, &gt;=...</text:p>
                    </text:list-item>
                    <text:list-item>
                      <text:p text:style-name="P25"><text:span text:style-name="T6">- Control de flujo:</text:span> Condicionales, bucles, etc.</text:p>
                    </text:list-item>
                    <text:list-item>
                      <text:p text:style-name="P25"><text:span text:style-name="T6">- Primitivas de entrada/salida:</text:span> Escribir, leer.</text:p>
                    </text:list-item>
                  </text:list>
                </text:list-item>
              </text:list>
            </text:list-item>
          </text:list>
        </text:list-item>
      </text:list>
      <text:p text:style-name="P9">Según sea la combinación de operaciones en el proceso, la aplicación informática sera de mayor complejidad. La manera de especificar estas operaciones que componen una aplicación informática es mediante el uso de lenguajes de programación. </text:p>
      <text:list xml:id="list100007841022519" text:continue-numbering="true" text:style-name="WWNum1">
        <text:list-item>
          <text:list>
            <text:list-item>
              <text:p text:style-name="P27"><text:s/>Lenguajes de programación.</text:p>
            </text:list-item>
          </text:list>
        </text:list-item>
      </text:list>
      <text:p text:style-name="P9">Especifican el conjunto de operaciones que es posible realizar sobre un dispositivo informático. Los distintos tipos de lenguajes son: </text:p>
      <text:list xml:id="list100006262762925" text:continue-numbering="true" text:style-name="WWNum1">
        <text:list-item>
          <text:list>
            <text:list-item>
              <text:list>
                <text:list-item>
                  <text:p text:style-name="P25"><text:span text:style-name="T3">- Lenguaje máquina:</text:span> Está formado por 0 y 1 y determinan el conjunto de las instrucciones posibles que se pueden realizar sobre un microprocesador concreto. Cada procesador contiene sus propias instrucciones. Por ello los programas escritos en lenguaje maquina para un microprocesador concreto solo son validos para ese entorno. Si queremos utilizar el mismo programa en otro microprocesador, hay que adaptar el programa al conjunto de instrucciones del nuevo microprocesador. Los programas escritos para un microprocesador no pueden emplearse en otro entorno, por eso se dice que este tipo de lenguajes son “NO PORTABLES”. </text:p>
                </text:list-item>
                <text:list-item>
                  <text:p text:style-name="P25"><text:span text:style-name="T3">- Lenguaje ensamblador:</text:span> Se pasa de 0 y 1 de lenguaje máquina, a una serie de caracteres alfabéticos parecidos al lenguaje natural llamados nemónicos. Se caracterizan por:</text:p>
                  <text:list>
                    <text:list-item>
                      <text:p text:style-name="P25">- Los programas escritos son igual de largos que el lenguaje máquina.</text:p>
                    </text:list-item>
                    <text:list-item>
                      <text:p text:style-name="P25">- Son fácilmente revisables, comparado con lenguaje máquina. </text:p>
                    </text:list-item>
                    <text:list-item>
                      <text:p text:style-name="P25">- Son propios de cada máquina y son “NO PORBABLES”. <text:span text:style-name="T7">Ej: ADD, JMP, BNZ, MOVE.</text:span></text:p>
                    </text:list-item>
                  </text:list>
                </text:list-item>
                <text:list-item>
                  <text:p text:style-name="P25"><text:span text:style-name="T3">- Lenguajes de alto nivel:</text:span> Son independientes de la arquitectura del microprocesador en el que se ejecutan. Son compatibles entre distintos entornos de utilización. Los lenguajes de alto nivel se caracterizan por:</text:p>
                  <text:list>
                    <text:list-item>
                      <text:p text:style-name="P25"><text:soft-page-break/>- Los programas escritos en este tipo de lenguajes son más cortos que los programas escritos en lenguajes ensambladores o máquina.</text:p>
                    </text:list-item>
                    <text:list-item>
                      <text:p text:style-name="P25">- Al separarse del lenguaje maquina, se necesita una herramienta externa que se encargue de realizar la traducción al lenguaje maquina. Este tipo de herramientas se denominan traductores.</text:p>
                    </text:list-item>
                    <text:list-item>
                      <text:p text:style-name="P25">- Los programas en lenguajes de alto nivel “SON PORTABLES”.</text:p>
                    </text:list-item>
                  </text:list>
                </text:list-item>
              </text:list>
            </text:list-item>
            <text:list-item>
              <text:p text:style-name="P27"><text:s/>Faces de elaboración de un programa.</text:p>
            </text:list-item>
          </text:list>
        </text:list-item>
      </text:list>
      <text:p text:style-name="P6">Análisis → Diseño → Codificación → Explotación → Mantenimiento. </text:p>
      <text:list xml:id="list100006880051624" text:continue-numbering="true" text:style-name="WWNum1">
        <text:list-item>
          <text:list>
            <text:list-item>
              <text:list>
                <text:list-item>
                  <text:p text:style-name="P25"><text:span text:style-name="T3">- Análisis:</text:span> Se realiza la toma de datos del problema. Si el sistema se realiza sobre las necesidades de un cliente, será necesaria la toma de datos con los usuarios implicados para la especificación de procesos, requerimientos, etc. Como salida del análisis se obtiene→</text:p>
                </text:list-item>
              </text:list>
            </text:list-item>
          </text:list>
        </text:list-item>
      </text:list>
      <text:p text:style-name="P1"><text:span text:style-name="T4">Especificación de requerimientos (</text:span><text:span text:style-name="T1">Que debe hacer el programa</text:span><text:span text:style-name="T4">)</text:span></text:p>
      <text:list xml:id="list100006263555382" text:continue-numbering="true" text:style-name="WWNum1">
        <text:list-item>
          <text:list>
            <text:list-item>
              <text:list>
                <text:list-item>
                  <text:p text:style-name="P25"><text:span text:style-name="T3">- Diseño:</text:span> Se diseña el sistema con una codificación lógica que proporcione soluciones concretas a los requerimientos detectados en la fase de análisis. Como salida de esta fase, se generan diferentes diagramas:</text:p>
                  <text:list>
                    <text:list-item>
                      <text:p text:style-name="P25"><text:span text:style-name="T6">- Diagrama entidad-relación:</text:span> Punto de vista de los datos</text:p>
                    </text:list-item>
                    <text:list-item>
                      <text:p text:style-name="P25"><text:span text:style-name="T6">- Diagrama de flujo de datos:</text:span> Punto de vista de procesos y datos</text:p>
                    </text:list-item>
                    <text:list-item>
                      <text:p text:style-name="P25"><text:span text:style-name="T6">- Diagramas de despliegue:</text:span> Punto de vista de la infraestructura.</text:p>
                    </text:list-item>
                    <text:list-item>
                      <text:p text:style-name="P25"><text:span text:style-name="T6">- Diagramas de acción:</text:span> Punto de vista de las instrucciones.</text:p>
                    </text:list-item>
                    <text:list-item>
                      <text:p text:style-name="P25"><text:span text:style-name="T6">- UML:</text:span> Metodología de diferentes diagramas de una aplicación</text:p>
                    </text:list-item>
                  </text:list>
                </text:list-item>
              </text:list>
            </text:list-item>
          </text:list>
        </text:list-item>
      </text:list>
      <text:p text:style-name="P1"><text:span text:style-name="T9">Diagramas que resuelven la aplicación (</text:span><text:span text:style-name="T1">Cómo se realiza el programa</text:span><text:span text:style-name="T9">)</text:span></text:p>
      <text:list xml:id="list100006558677569" text:continue-numbering="true" text:style-name="WWNum1">
        <text:list-item>
          <text:list>
            <text:list-item>
              <text:list>
                <text:list-item>
                  <text:p text:style-name="P25"><text:span text:style-name="T3">- Codificación:</text:span><text:span text:style-name="T8"> Traducción a lenguaje de programación de los diseños generados previamente. También se incluyen las pruebas unitarias y de integración de la aplicación.</text:span></text:p>
                </text:list-item>
              </text:list>
            </text:list-item>
          </text:list>
        </text:list-item>
      </text:list>
      <text:p text:style-name="P7">Programas escritos en lenguajes de programación que resuelven los diagramas planteados en el diseño.</text:p>
      <text:list xml:id="list100007766041917" text:continue-numbering="true" text:style-name="WWNum1">
        <text:list-item>
          <text:list>
            <text:list-item>
              <text:list>
                <text:list-item>
                  <text:p text:style-name="P25"><text:span text:style-name="T3">- Explotación:</text:span><text:span text:style-name="T8"> La implantación del sistema sobre el entorno de ejecución real. Adaptando los programas a pruebas de integración real, masivas, de estrés que comprueben el perfecto funcionamiento de la aplicación en el entorno de explotación definitivo.</text:span></text:p>
                </text:list-item>
              </text:list>
            </text:list-item>
          </text:list>
        </text:list-item>
      </text:list>
      <text:p text:style-name="P7">Programas escritos en lenguajes de programación que se encuentran ejecutándose en el entorno real.</text:p>
      <text:list xml:id="list100007574230245" text:continue-numbering="true" text:style-name="WWNum1">
        <text:list-item>
          <text:list>
            <text:list-item>
              <text:list>
                <text:list-item>
                  <text:p text:style-name="P25"><text:span text:style-name="T3">- Mantenimiento</text:span><text:span text:style-name="T11">:</text:span><text:span text:style-name="T8"> Pasada la fase de explotación, comienza la fase de vida útil de la aplicación. En esta fase se realizan correcciones y modificaciones a la aplicación como: mejoras, adaptaciones y mantenimiento operativo de la aplicación.</text:span></text:p>
                </text:list-item>
              </text:list>
            </text:list-item>
          </text:list>
        </text:list-item>
      </text:list>
      <text:p text:style-name="P6">Programa operativo en entorno real con mejoras y adaptaciones necesarias para alargar la vida útil del mismo</text:p>
      <text:list xml:id="list100006083565281" text:continue-numbering="true" text:style-name="WWNum1">
        <text:list-item>
          <text:list>
            <text:list-item>
              <text:p text:style-name="P27">Traductores:</text:p>
            </text:list-item>
          </text:list>
        </text:list-item>
      </text:list>
      <text:p text:style-name="P10">Aparecen por la necesidad de salvar el salto semántico entre el lenguaje máquina y los lenguajes de alto medio-alto nivel. Existen 3 tipos de traductores principales:</text:p>
      <text:list xml:id="list100007064536440" text:continue-numbering="true" text:style-name="WWNum1">
        <text:list-item>
          <text:list>
            <text:list-item>
              <text:list>
                <text:list-item>
                  <text:p text:style-name="P25"><text:span text:style-name="T3">- Ensamblador:</text:span> Traduce cada instrucción de lenguaje ensamblador a lenguaje máquina. Este tipo de traductores suelen incorporar herramientas de ejecución y seguimiento. </text:p>
                </text:list-item>
                <text:list-item>
                  <text:p text:style-name="P25"><text:span text:style-name="T3">- Intérpretes:</text:span> Un traductor que funciona del siguiente modo:</text:p>
                  <text:list>
                    <text:list-item>
                      <text:p text:style-name="P25">Traduce instrucción por instrucción de un lenguaje de alto nivel a lenguaje máquina.</text:p>
                    </text:list-item>
                    <text:list-item>
                      <text:p text:style-name="P25">Ejecuta la instrucción traducida.</text:p>
                    </text:list-item>
                    <text:list-item>
                      <text:p text:style-name="P25">Ventajas/Inconvenientes de los intérpretes:</text:p>
                      <text:list>
                        <text:list-item>
                          <text:p text:style-name="P25">Rápidos de programa, ya que la curva de aprendizaje es muy suave.</text:p>
                        </text:list-item>
                        <text:list-item>
                          <text:p text:style-name="P25">Los programas generados no están libres de errores.</text:p>
                        </text:list-item>
                        <text:list-item>
                          <text:p text:style-name="P25">Los errores se producen en tiempo de ejecución.</text:p>
                        </text:list-item>
                        <text:list-item>
                          <text:p text:style-name="P25"><text:soft-page-break/>Son sencillos de implementar (intérprete).</text:p>
                        </text:list-item>
                        <text:list-item>
                          <text:p text:style-name="P25">Los programas resultantes siempre tienen que traducirse antes de ejecutarse en la máquina destino, ralentizando la ejecución del programa. </text:p>
                        </text:list-item>
                      </text:list>
                    </text:list-item>
                    <text:list-item>
                      <text:p text:style-name="P25">Lenguajes interpretados: HTML, JavaScript, Python, LISP, </text:p>
                    </text:list-item>
                  </text:list>
                </text:list-item>
                <text:list-item>
                  <text:p text:style-name="P25"><text:span text:style-name="T3">- Compiladores:</text:span> Un compilador traduce un programa completo de un lenguaje de alto nivel a lenguaje máquina. Una vez generado el programa en lenguaje máquina, lo ejecuta. Para realizar este proceso, sigue las siguientes fases:</text:p>
                </text:list-item>
              </text:list>
            </text:list-item>
          </text:list>
        </text:list-item>
      </text:list>
      <text:p text:style-name="P6">Edición → Compilación → Linkado → Ejecución. </text:p>
      <text:list xml:id="list100006683853026" text:continue-numbering="true" text:style-name="WWNum1">
        <text:list-item>
          <text:list>
            <text:list-item>
              <text:list>
                <text:list-item>
                  <text:list>
                    <text:list-item>
                      <text:p text:style-name="P25"><text:span text:style-name="T6">- Edición:</text:span> Escritura del código fuente del programa. → Programa fuente</text:p>
                    </text:list-item>
                    <text:list-item>
                      <text:p text:style-name="P25"><text:span text:style-name="T6">- Compilación:</text:span> Traducción del programa fuente a programa objeto. Se comprueba que el programa esté libre de errores. → Programa objeto. </text:p>
                    </text:list-item>
                    <text:list-item>
                      <text:p text:style-name="P25"><text:span text:style-name="T6">- Linkado:</text:span> La unión de diferentes programas objetos en un único ejecutable → Programa ejecutable.</text:p>
                    </text:list-item>
                    <text:list-item>
                      <text:p text:style-name="P25"><text:span text:style-name="T6">- Ejecución:</text:span> Ejecución del programa en entorno de pruebas y explotación.</text:p>
                    </text:list-item>
                    <text:list-item>
                      <text:p text:style-name="P25">Ventajas e inconvenientes de los compiladores:</text:p>
                      <text:list>
                        <text:list-item>
                          <text:p text:style-name="P25">La curva de aprendizaje es mayor.</text:p>
                        </text:list-item>
                        <text:list-item>
                          <text:p text:style-name="P25">Los programas generados con un compilador están libres de errores sintácticos y semánticos (90% de los errores).</text:p>
                        </text:list-item>
                        <text:list-item>
                          <text:p text:style-name="P25">los errores pueden aparecer en la fase de ejecución sobre un programa ejecutable revisado y limpio de errores.</text:p>
                        </text:list-item>
                        <text:list-item>
                          <text:p text:style-name="P25">Los programas ejecutables son 10 veces (aprox.) más rápidos que los interpretados. (Ya que no necesitan traducción instantánea)</text:p>
                        </text:list-item>
                        <text:list-item>
                          <text:p text:style-name="P25">La capacidad de depurar el programa fuente hasta conseguir una edición libre de errores es un proceso metódico que es muy diferente en compiladores e intérpretes.</text:p>
                        </text:list-item>
                      </text:list>
                    </text:list-item>
                    <text:list-item>
                      <text:p text:style-name="P25"><text:span text:style-name="T6">- Lenguajes compilados:</text:span> C, C++, Java, Pascal, Visual Basic, C#, Fortran, ADA.</text:p>
                    </text:list-item>
                  </text:list>
                </text:list-item>
              </text:list>
            </text:list-item>
          </text:list>
        </text:list-item>
        <text:list-item>
          <text:p text:style-name="P26">Tema 2 Introducción a lenguajes de marcas</text:p>
          <text:list>
            <text:list-item>
              <text:p text:style-name="P27">Conceptos y ventajas</text:p>
              <text:list>
                <text:list-item>
                  <text:p text:style-name="P25">Las marcas son una serie de elementos que se utilizan para destacar partes de un mensaje:</text:p>
                  <text:list>
                    <text:list-item>
                      <text:p text:style-name="P25"><text:span text:style-name="T6">- Lenguaje hablado:</text:span> Se utilizan ciertas expresiones para enfatizar partes de un mensaje.</text:p>
                    </text:list-item>
                    <text:list-item>
                      <text:p text:style-name="P25"><text:span text:style-name="T6">- Lenguaje escrito:</text:span> Se utilizan elementos de caligrafía: negrita, subrayado, cursiva, etc. </text:p>
                    </text:list-item>
                    <text:list-item>
                      <text:p text:style-name="P25"><text:span text:style-name="T6">- Página Web:</text:span> Se utilizan elementos diferenciadores mediante un lenguaje de marcas. La inclusión de elementos diferenciados, permite que el contenido tenga una presentación más atractiva. </text:p>
                      <text:list>
                        <text:list-item>
                          <text:p text:style-name="P25"><text:span text:style-name="T5">Ej:</text:span> Mediante HTML (Lenguaje de marcas), se codifican las marcas dentro de la página. Seguidamente, el navegador interpreta las marcas y las aplica convenientemente para generar el documento final.</text:p>
                        </text:list-item>
                      </text:list>
                    </text:list-item>
                    <text:list-item>
                      <text:p text:style-name="P28">Definiciones de lenguaje de marcas:</text:p>
                      <text:list>
                        <text:list-item>
                          <text:p text:style-name="P25"><text:span text:style-name="T5">Marca:</text:span> Es una señal que se coloca dentro de un texto con el fin de delimitar una parte del mismo para aplicarle un formato diferenciado del resto. <text:s/>Pueden marcarse con:</text:p>
                          <text:list>
                            <text:list-item>
                              <text:p text:style-name="P25">&lt;elem&gt;.....<text:tab/>&lt;/elem&gt; <text:tab/>→ HTML</text:p>
                            </text:list-item>
                            <text:list-item>
                              <text:p text:style-name="P25">\elem{......} <text:tab/><text:tab/><text:tab/>→ LaTeX</text:p>
                            </text:list-item>
                            <text:list-item>
                              <text:p text:style-name="P29">Ej: &lt;i&gt; Cursiva &lt;/i&gt;, \frac{23}{34x}</text:p>
                            </text:list-item>
                          </text:list>
                        </text:list-item>
                        <text:list-item>
                          <text:p text:style-name="P25"><text:span text:style-name="T5">Lenguaje de marcas:</text:span> Un lenguaje de marcas no es equivalente a un lenguaje.</text:p>
                        </text:list-item>
                      </text:list>
                    </text:list-item>
                    <text:list-item>
                      <text:p text:style-name="P25"><text:span text:style-name="T6">- Cronología:</text:span> de programación ya que no disponemos de elementos típicos de este tipo de lenguajes: variables, instrucciones de control (condicionales, bucles, etc), métodos, etc. Sin embargo, es posible combinar lenguajes de marcas con lenguajes que sí permiten herramientas de programación tradicional. <text:s/>Ej: HTML <text:soft-page-break/>se puede combinar con JavaScript, PHP que sí son lenguajes de programación.</text:p>
                      <text:list>
                        <text:list-item>
                          <text:p text:style-name="P25"><text:span text:style-name="T5">Intérpretes:</text:span> Debe existir un proceso de traducción de la información escrita en un lenguaje de programación a lenguaje máquina. <text:s/>Los intérpretes par lenguajes de marcas, traducen de manera individual cada uno de los elementos del documento a interpretar. Los distintos intérpretes para un mismo lenguaje tienen sus propias particularidades. Por tanto, siempre es útil comprobar las salidas obtenidas con diferentes intérpretes para comprobar las diferencias finales.</text:p>
                          <text:list>
                            <text:list-item>
                              <text:p text:style-name="P25">Para HTML → comprobar la misma página con distintos navegadores: Explorer, Edge, Chrome, Firefox, Opera, …</text:p>
                            </text:list-item>
                          </text:list>
                        </text:list-item>
                      </text:list>
                    </text:list-item>
                  </text:list>
                </text:list-item>
              </text:list>
            </text:list-item>
            <text:list-item>
              <text:p text:style-name="P27"><text:s/>SGML</text:p>
              <text:list>
                <text:list-item>
                  <text:p text:style-name="P25">Es el primer lenguaje de marcado que existe (Standard Generalized Markup Language) y es el origen del resto de lenguajes de marcas posteriores.</text:p>
                </text:list-item>
                <text:list-item>
                  <text:p text:style-name="P30">- Cronología:</text:p>
                  <text:list>
                    <text:list-item>
                      <text:p text:style-name="P25"><text:span text:style-name="T6">- 1960-1965:</text:span> Aparecen los documentos electrónicos. Las empresas poseían sus propios formatos de fichero y era imposible el intercambio de información al no existir un formato único.</text:p>
                    </text:list-item>
                    <text:list-item>
                      <text:p text:style-name="P25"><text:span text:style-name="T6">- 1965-1970:</text:span> IBM Intentó resolver el problema de la compatibilidad mediante una única plataforma que unificara todos los formatos. Charles Goldfarb fue el creador del lenguaje GML ( Generalized Markup Language), pertenecía a IBM y creó el primer lenguaje unificado para documentos. Las características de GML:</text:p>
                      <text:list>
                        <text:list-item>
                          <text:p text:style-name="P25">Uso de marcas genéricas (independientes del dispositivo). </text:p>
                        </text:list-item>
                        <text:list-item>
                          <text:p text:style-name="P25">Marcas específicas para elementos importantes: Listas, Ecuaciones, Tablas, etc... </text:p>
                        </text:list-item>
                      </text:list>
                    </text:list-item>
                    <text:list-item>
                      <text:p text:style-name="P25"><text:span text:style-name="T6">- 1980-1986:</text:span> El organismo de estandarización ISO (International Standar Organization) crea una norma estándar de GML y se convirtió en un SGML (ISO 8879). </text:p>
                    </text:list-item>
                  </text:list>
                </text:list-item>
                <text:list-item>
                  <text:p text:style-name="P30">- SGML está formado por:</text:p>
                  <text:list>
                    <text:list-item>
                      <text:p text:style-name="P25"><text:span text:style-name="T6">- Prólogo:</text:span> Define la estructura del documento.</text:p>
                      <text:list>
                        <text:list-item>
                          <text:p text:style-name="P25">Declaración de elementos que aparecen en el documento.</text:p>
                        </text:list-item>
                        <text:list-item>
                          <text:p text:style-name="P25">Definición del tipo de documento (DTD) que se va a crear. </text:p>
                        </text:list-item>
                      </text:list>
                    </text:list-item>
                    <text:list-item>
                      <text:p text:style-name="P25"><text:span text:style-name="T6">- Instancia:</text:span> Los datos del documento en el lenguaje definido. </text:p>
                    </text:list-item>
                    <text:list-item>
                      <text:p text:style-name="P28">- Ventajas e inconvenientes del lenguaje:</text:p>
                      <text:list>
                        <text:list-item>
                          <text:p text:style-name="P25">Ventajas de GML</text:p>
                          <text:list>
                            <text:list-item>
                              <text:p text:style-name="P25">Reutilización de datos.</text:p>
                            </text:list-item>
                            <text:list-item>
                              <text:p text:style-name="P25">Adaptación de contenidos. </text:p>
                            </text:list-item>
                          </text:list>
                        </text:list-item>
                        <text:list-item>
                          <text:p text:style-name="P25">Inconvenientes de GML</text:p>
                          <text:list>
                            <text:list-item>
                              <text:p text:style-name="P29">Complejidad de la codificación (WYSWYG (What you see, What you get))</text:p>
                            </text:list-item>
                          </text:list>
                        </text:list-item>
                      </text:list>
                    </text:list-item>
                  </text:list>
                </text:list-item>
              </text:list>
            </text:list-item>
            <text:list-item>
              <text:p text:style-name="P27">Lenguajes de marcas.</text:p>
              <text:list>
                <text:list-item>
                  <text:p text:style-name="P30">- TeX y LaTeX.</text:p>
                  <text:list>
                    <text:list-item>
                      <text:p text:style-name="P25">Donald Knuth, creador de la serie de “The Art of Computer Programming → <text:s/>7 volúmenes: Algoritmos, Grafos, Recursividad, Teoría de lenguajes, Compiladores, Redes neuronales, etc... Fue el creador de TeX y su uso inicial e centraba en el ámbito universitario (300 marcas con diferentes comandos).</text:p>
                    </text:list-item>
                    <text:list-item>
                      <text:p text:style-name="P25">LaTeX es una variante de TeX definido en 1984 por Leslie Lamport. Contiene las etiquetas y comandos de TeX y además utiliza ecuaciones científicas, maquetación de documentos, estilos de representación, tablas, imágenes, etc. </text:p>
                    </text:list-item>
                    <text:list-item>
                      <text:p text:style-name="P25">Estructura de un documento.</text:p>
                      <text:list>
                        <text:list-item>
                          <text:p text:style-name="P25">Cabecera: Instrucciones para la estructura del documento. </text:p>
                          <text:list>
                            <text:list-item>
                              <text:p text:style-name="P25">\documentclass[Estilo]{tipo}</text:p>
                              <text:list>
                                <text:list-item>
                                  <text:p text:style-name="P25">Estilo: Características generales del documento. Fuente, tamaño de la <text:soft-page-break/>hoja, etc.</text:p>
                                </text:list-item>
                                <text:list-item>
                                  <text:p text:style-name="P25">Tipo: El tipo de documento que se crea. → article, book, report, letter.</text:p>
                                </text:list-item>
                              </text:list>
                            </text:list-item>
                            <text:list-item>
                              <text:p text:style-name="P25">\usepackage[ ]{nombrepaquete}</text:p>
                              <text:list>
                                <text:list-item>
                                  <text:p text:style-name="P25">Incluye en el documento un paquete que define una serie de elementos. </text:p>
                                </text:list-item>
                              </text:list>
                            </text:list-item>
                          </text:list>
                        </text:list-item>
                        <text:list-item>
                          <text:p text:style-name="P25">Información general:</text:p>
                          <text:list>
                            <text:list-item>
                              <text:p text:style-name="P25">\title{Titulo}</text:p>
                            </text:list-item>
                            <text:list-item>
                              <text:p text:style-name="P25">\author{Nombre autor}</text:p>
                            </text:list-item>
                            <text:list-item>
                              <text:p text:style-name="P25">http://mrdoob.com/#/112/branching\date{fecha}</text:p>
                            </text:list-item>
                            <text:list-item>
                              <text:p text:style-name="P25">\makeTitle (Cuerpo del documento)</text:p>
                            </text:list-item>
                          </text:list>
                        </text:list-item>
                        <text:list-item>
                          <text:p text:style-name="P25">Cuerpo del documento: Aparecen caracteres literales y marcas. Ej: </text:p>
                          <text:list>
                            <text:list-item>
                              <text:list>
                                <text:list-item>
                                  <text:p text:style-name="P25">Hola soy yo (Literales)</text:p>
                                </text:list-item>
                                <text:list-item>
                                  <text:p text:style-name="P25">\LaTaX (Marca comando)</text:p>
                                </text:list-item>
                              </text:list>
                            </text:list-item>
                            <text:list-item>
                              <text:p text:style-name="P25">Inclusión de ficheros:</text:p>
                              <text:list>
                                <text:list-item>
                                  <text:p text:style-name="P25">\include{nombrefichero} Incluye en el documento actual un documento en formato latex (*.tex)</text:p>
                                </text:list-item>
                              </text:list>
                            </text:list-item>
                            <text:list-item>
                              <text:p text:style-name="P25">Partes de un documento.</text:p>
                              <text:list>
                                <text:list-item>
                                  <text:p text:style-name="P25">\part → Se aplica <text:s/>book</text:p>
                                </text:list-item>
                                <text:list-item>
                                  <text:p text:style-name="P25">\chapter → Se aplica book, report.</text:p>
                                </text:list-item>
                                <text:list-item>
                                  <text:p text:style-name="P25">\section, \subsection, \subsubsection → Todos</text:p>
                                </text:list-item>
                                <text:list-item>
                                  <text:p text:style-name="P25">\paragraph, \subparagraph → Todos</text:p>
                                </text:list-item>
                              </text:list>
                            </text:list-item>
                          </text:list>
                        </text:list-item>
                      </text:list>
                    </text:list-item>
                  </text:list>
                </text:list-item>
              </text:list>
            </text:list-item>
          </text:list>
        </text:list-item>
      </text:list>
      <text:p text:style-name="P8">Segundo trimestre</text:p>
      <text:list xml:id="list100006065954656" text:continue-numbering="true" text:style-name="WWNum1">
        <text:list-item>
          <text:list>
            <text:list-item>
              <text:list>
                <text:list-item>
                  <text:list>
                    <text:list-item>
                      <text:list>
                        <text:list-item>
                          <text:list>
                            <text:list-item>
                              <text:p text:style-name="P25">Formateo de texto</text:p>
                              <text:list>
                                <text:list-item>
                                  <text:p text:style-name="P25">Salto de línea → \\: Indica al compilador que la línea continua en la próxima línea. </text:p>
                                </text:list-item>
                                <text:list-item>
                                  <text:p text:style-name="P25">Comentarios → %: El compilador interpreta la línea como comentario y no la procesa.</text:p>
                                </text:list-item>
                                <text:list-item>
                                  <text:p text:style-name="P25">Espacios verticales → para introducir un espacio vertical en el documento:</text:p>
                                  <text:list>
                                    <text:list-item>
                                      <text:p text:style-name="P25">\smallskip</text:p>
                                    </text:list-item>
                                    <text:list-item>
                                      <text:p text:style-name="P25">\medskip</text:p>
                                    </text:list-item>
                                    <text:list-item>
                                      <text:p text:style-name="P25">\bigskip</text:p>
                                    </text:list-item>
                                    <text:list-item>
                                      <text:p text:style-name="P25">\vspace {tamaño}</text:p>
                                      <text:list>
                                        <text:list-item>
                                          <text:p text:style-name="P25">Tamaño: Es un número seguido de la unidad que indica el espacio vertical.</text:p>
                                        </text:list-item>
                                        <text:list-item>
                                          <text:p text:style-name="P25">in → Pulgadas</text:p>
                                        </text:list-item>
                                        <text:list-item>
                                          <text:p text:style-name="P25">cm → Centímetros</text:p>
                                        </text:list-item>
                                        <text:list-item>
                                          <text:p text:style-name="P25"><text:bookmark text:name="__DdeLink__238_1174986924"/>m → Metros</text:p>
                                        </text:list-item>
                                      </text:list>
                                    </text:list-item>
                                  </text:list>
                                </text:list-item>
                                <text:list-item>
                                  <text:p text:style-name="P25">Espacios horizontales → Para introducir espacios horizontales el comando:</text:p>
                                  <text:list>
                                    <text:list-item>
                                      <text:p text:style-name="P25">\hspace{}</text:p>
                                      <text:list>
                                        <text:list-item>
                                          <text:p text:style-name="P25">Tamaño: Es un número seguido de la unidad que indica el espacio horizontal.</text:p>
                                        </text:list-item>
                                        <text:list-item>
                                          <text:p text:style-name="P25">in → Pulgadas</text:p>
                                        </text:list-item>
                                        <text:list-item>
                                          <text:p text:style-name="P25">cm → Centímetros</text:p>
                                        </text:list-item>
                                        <text:list-item>
                                          <text:p text:style-name="P25">m → Metros</text:p>
                                        </text:list-item>
                                      </text:list>
                                    </text:list-item>
                                  </text:list>
                                </text:list-item>
                                <text:list-item>
                                  <text:p text:style-name="P25">Centrando el texto → Para centrar una o más líneas de texto en un documento:</text:p>
                                  <text:list>
                                    <text:list-item>
                                      <text:p text:style-name="P25">\begin{center}</text:p>
                                      <text:list>
                                        <text:list-item>
                                          <text:p text:style-name="P25">Línea 1\\</text:p>
                                        </text:list-item>
                                        <text:list-item>
                                          <text:p text:style-name="P25"><text:soft-page-break/>Línea 2\\</text:p>
                                        </text:list-item>
                                      </text:list>
                                    </text:list-item>
                                    <text:list-item>
                                      <text:p text:style-name="P25"><text:s/>\end{center}</text:p>
                                    </text:list-item>
                                  </text:list>
                                </text:list-item>
                                <text:list-item>
                                  <text:p text:style-name="P25">Tipos de letra. → Existen diferentes tipos de fuente que se pueden configurar. Por defecto, se asocian a una serie de macros algunos tipos de letras predefinidos:</text:p>
                                  <text:list>
                                    <text:list-item>
                                      <text:p text:style-name="P25">\rm: Times new roman. ← Estilo de fuente por defecto.</text:p>
                                    </text:list-item>
                                    <text:list-item>
                                      <text:p text:style-name="P25">\em: Itálica (Cursiva)</text:p>
                                    </text:list-item>
                                    <text:list-item>
                                      <text:p text:style-name="P25">\bf: Negrita (Boldface)</text:p>
                                    </text:list-item>
                                    <text:list-item>
                                      <text:p text:style-name="P25">\sf: Sans seriff.</text:p>
                                    </text:list-item>
                                    <text:list-item>
                                      <text:p text:style-name="P25">\tt: Typewriter</text:p>
                                    </text:list-item>
                                  </text:list>
                                </text:list-item>
                                <text:list-item>
                                  <text:p text:style-name="P25">Tamaño de letra → Para cambiar el tamaño de letra se utilizan comandos con tamaño preestablecido. A continuación los tamaños de menor a mayor:</text:p>
                                  <text:list>
                                    <text:list-item>
                                      <text:p text:style-name="P25">\tiny</text:p>
                                    </text:list-item>
                                    <text:list-item>
                                      <text:p text:style-name="P25">\scriptsize</text:p>
                                    </text:list-item>
                                    <text:list-item>
                                      <text:p text:style-name="P25">\footnotesize</text:p>
                                    </text:list-item>
                                    <text:list-item>
                                      <text:p text:style-name="P25">\small</text:p>
                                    </text:list-item>
                                    <text:list-item>
                                      <text:p text:style-name="P25">\normalsize</text:p>
                                    </text:list-item>
                                    <text:list-item>
                                      <text:p text:style-name="P25">\large</text:p>
                                    </text:list-item>
                                    <text:list-item>
                                      <text:p text:style-name="P25">\Large</text:p>
                                    </text:list-item>
                                    <text:list-item>
                                      <text:p text:style-name="P25">\LARGE</text:p>
                                    </text:list-item>
                                    <text:list-item>
                                      <text:p text:style-name="P25">\Huge</text:p>
                                    </text:list-item>
                                  </text:list>
                                </text:list-item>
                                <text:list-item>
                                  <text:p text:style-name="P25">Subíndice y superíndice → Este tipo de letra se activan exclusivamente en modo matemático. Para abrir el modo matemático hay dos posibilidades: </text:p>
                                  <text:list>
                                    <text:list-item>
                                      <text:p text:style-name="P25">$ texto matemático $ : Incluye la expresión matemática en línea con el texto existente. </text:p>
                                      <text:list>
                                        <text:list-item>
                                          <text:p text:style-name="P25">Ej. El cuadrado de x es $ x^2 $</text:p>
                                        </text:list-item>
                                        <text:list-item>
                                          <text:p text:style-name="P25">Ej. El valor de la sucesión es $ x_1 + X_2 + … X_n = X_i $</text:p>
                                        </text:list-item>
                                      </text:list>
                                    </text:list-item>
                                    <text:list-item>
                                      <text:p text:style-name="P25">$$ texto matemático $$ : Incluye la expresión matemática en un rengló aparte y centrado. </text:p>
                                      <text:list>
                                        <text:list-item>
                                          <text:p text:style-name="P25">Ej. <text:span text:style-name="T8"><text:s/>El </text:span><text:span text:style-name="T10">cuadrado</text:span><text:span text:style-name="T8"> de x </text:span><text:span text:style-name="T10">es</text:span><text:span text:style-name="T8"> </text:span><text:span text:style-name="T12">$$ x^2$$</text:span></text:p>
                                        </text:list-item>
                                      </text:list>
                                    </text:list-item>
                                    <text:list-item>
                                      <text:p text:style-name="P25">Listas numeradas → Permite la definición de listas de elementos hasta un maximo de 4 niveles:</text:p>
                                      <text:list>
                                        <text:list-item>
                                          <text:p text:style-name="P25">\begin{enumerate}</text:p>
                                        </text:list-item>
                                        <text:list-item>
                                          <text:p text:style-name="P25"><text:s/>\item Primer elemento</text:p>
                                        </text:list-item>
                                        <text:list-item>
                                          <text:p text:style-name="P25"><text:s/>\item Segundo elemento</text:p>
                                        </text:list-item>
                                        <text:list-item>
                                          <text:p text:style-name="P25"><text:s/>...</text:p>
                                        </text:list-item>
                                        <text:list-item>
                                          <text:p text:style-name="P25">\end{enumerate}</text:p>
                                        </text:list-item>
                                      </text:list>
                                    </text:list-item>
                                    <text:list-item>
                                      <text:p text:style-name="P25">Listas sin numerar → <text:bookmark-start text:name="__DdeLink__293_1472328343"/>Permite la definición de listas de elementos hasta un maximo de 4 niveles<text:bookmark-end text:name="__DdeLink__293_1472328343"/>:</text:p>
                                      <text:list>
                                        <text:list-item>
                                          <text:p text:style-name="P25">\begin{itemize}</text:p>
                                        </text:list-item>
                                        <text:list-item>
                                          <text:p text:style-name="P25"><text:s/>\item Primer elemento</text:p>
                                        </text:list-item>
                                        <text:list-item>
                                          <text:p text:style-name="P25"><text:s/>\item Segundo elemento</text:p>
                                        </text:list-item>
                                        <text:list-item>
                                          <text:p text:style-name="P25"><text:s/>…</text:p>
                                        </text:list-item>
                                        <text:list-item>
                                          <text:p text:style-name="P25">\end{itemize}</text:p>
                                        </text:list-item>
                                      </text:list>
                                    </text:list-item>
                                  </text:list>
                                </text:list-item>
                              </text:list>
                            </text:list-item>
                          </text:list>
                        </text:list-item>
                      </text:list>
                    </text:list-item>
                  </text:list>
                </text:list-item>
              </text:list>
            </text:list-item>
          </text:list>
        </text:list-item>
      </text:list>
      <text:p text:style-name="P4">2.3.3 POSTSCRIPT</text:p>
      <text:p text:style-name="P3"/>
      <text:p text:style-name="P3">Se trata de un lenguaje de descripción de paginas. Es el lenguaje mas utilizado para la creacion de documentos a nivel profesional. Permite crear documentos en los que se dan indicaciones de como mostrar información en el dispositivo final. Incluye tratamiento para textos, tipos de letra, pixeles individuales y formas vectoriales.<text:line-break/><text:soft-page-break/></text:p>
      <text:p text:style-name="P5">2.3.4 HTML:<text:tab/><text:span text:style-name="T15">Hypertext Markup Language Se creo para el tratamiento de documentos digitales de hipertexto</text:span></text:p>
      <text:p text:style-name="P5">2.3.5 XML<text:span text:style-name="T15"> Es un subconjunto de SGML. Permite definir lenguajes de marcada con sintaxis más estricta y según ciertas restricciones.</text:span></text:p>
      <text:p text:style-name="P2"/>
      <text:list xml:id="list100006597105838" text:continue-numbering="true" text:style-name="WWNum1">
        <text:list-item>
          <text:p text:style-name="P26">Tema 3 Lenguaje HTML</text:p>
          <text:list>
            <text:list-item>
              <text:p text:style-name="P27">Introducción </text:p>
              <text:list>
                <text:list-item>
                  <text:p text:style-name="P30">Cronología</text:p>
                  <text:list>
                    <text:list-item>
                      <text:p text:style-name="P25">1993: Hypertext Markup Language (HTML) primera versión. Publicado por la IETF (Internet Engineering Task Force) → Se encarga de regular propuestas y estándares para internet. Es una asociación sin ánimo de lucro, que se encarga también de gestionar protocolos y comunicaciones. <text:span text:style-name="T14">Se creo para el tratamiento de documentos digitales de hipertexto</text:span>Esta primera versión permite el uso de:</text:p>
                      <text:list>
                        <text:list-item>
                          <text:p text:style-name="P25">Párrafos</text:p>
                        </text:list-item>
                        <text:list-item>
                          <text:p text:style-name="P25">Cabeceras</text:p>
                        </text:list-item>
                        <text:list-item>
                          <text:p text:style-name="P25">Saltos de líneas</text:p>
                        </text:list-item>
                        <text:list-item>
                          <text:p text:style-name="P25">Imágenes</text:p>
                        </text:list-item>
                        <text:list-item>
                          <text:p text:style-name="P25">Enlaces </text:p>
                        </text:list-item>
                        <text:list-item>
                          <text:p text:style-name="P25">Listas de elementos. </text:p>
                        </text:list-item>
                      </text:list>
                    </text:list-item>
                    <text:list-item>
                      <text:p text:style-name="P25">1995: HTML 2.0 publicado por IETF → Define los elementos:</text:p>
                      <text:list>
                        <text:list-item>
                          <text:p text:style-name="P25">INPUT</text:p>
                        </text:list-item>
                        <text:list-item>
                          <text:p text:style-name="P25">SELECT</text:p>
                        </text:list-item>
                        <text:list-item>
                          <text:p text:style-name="P25">TEXTAREA</text:p>
                        </text:list-item>
                      </text:list>
                    </text:list-item>
                    <text:list-item>
                      <text:p text:style-name="P25">1997: HTML 3.2 publicado como recomendación de W3C → Añadió:</text:p>
                      <text:list>
                        <text:list-item>
                          <text:p text:style-name="P25">Tablas</text:p>
                        </text:list-item>
                        <text:list-item>
                          <text:p text:style-name="P25">Atributos de alineación</text:p>
                        </text:list-item>
                        <text:list-item>
                          <text:p text:style-name="P25">Imágenes de fondo</text:p>
                        </text:list-item>
                        <text:list-item>
                          <text:p text:style-name="P25">Incluía scripts</text:p>
                        </text:list-item>
                        <text:list-item>
                          <text:p text:style-name="P25">Hojas de estilo (css)</text:p>
                        </text:list-item>
                        <text:list-item>
                          <text:p text:style-name="P25">Formalizó el uso de colores de:</text:p>
                          <text:list>
                            <text:list-item>
                              <text:p text:style-name="P25">Fondo</text:p>
                            </text:list-item>
                            <text:list-item>
                              <text:p text:style-name="P25">Texto</text:p>
                            </text:list-item>
                            <text:list-item>
                              <text:p text:style-name="P25">Enlaces</text:p>
                            </text:list-item>
                          </text:list>
                        </text:list-item>
                      </text:list>
                    </text:list-item>
                    <text:list-item>
                      <text:p text:style-name="P25">1998: HTML 4.0 publicado como recomendación de W3C → Incorpora el uso de frames y añade las etiquetas:</text:p>
                      <text:list>
                        <text:list-item>
                          <text:p text:style-name="P25">DIV</text:p>
                        </text:list-item>
                        <text:list-item>
                          <text:p text:style-name="P25">SPAN</text:p>
                        </text:list-item>
                      </text:list>
                    </text:list-item>
                    <text:list-item>
                      <text:p text:style-name="P25">2000: XHTML 1.0 publicado como recomendación de W3C.</text:p>
                    </text:list-item>
                    <text:list-item>
                      <text:p text:style-name="P25">2010: HTML 5</text:p>
                    </text:list-item>
                  </text:list>
                </text:list-item>
              </text:list>
            </text:list-item>
            <text:list-item>
              <text:p text:style-name="P27">Organizaciones desarrolladoras</text:p>
              <text:list>
                <text:list-item>
                  <text:p text:style-name="P30">Se encargan de especificar los estandares que regulan los lenguajes de programación:</text:p>
                  <text:list>
                    <text:list-item>
                      <text:p text:style-name="P25">ISO (International Standard Organization): La organización internacional para la estandarización → Es una federación de alcance mundial integrada por 130 paises.</text:p>
                    </text:list-item>
                    <text:list-item>
                      <text:p text:style-name="P25">W3C (World Wide Web Consortium) → Es una comunidad internacional donde las organizaciones trabajan para desarrollar estándares Web. No se trata de una empresa con fines lucrativos sino de una comunidad formada por varios organismos. Entre los miembros están:</text:p>
                      <text:list>
                        <text:list-item>
                          <text:p text:style-name="P25">Google</text:p>
                        </text:list-item>
                        <text:list-item>
                          <text:p text:style-name="P25">Apple</text:p>
                        </text:list-item>
                        <text:list-item>
                          <text:p text:style-name="P25"><text:soft-page-break/>Microsoft</text:p>
                        </text:list-item>
                      </text:list>
                    </text:list-item>
                  </text:list>
                </text:list-item>
              </text:list>
            </text:list-item>
            <text:list-item>
              <text:p text:style-name="P27">Entornos WEB</text:p>
              <text:list>
                <text:list-item>
                  <text:p text:style-name="P25">Los entornos WEB se basan en la explotación de los recursos existentes en la WWW (World Wide Web). Esta red es un conjunto de recursos de información, estructurada en forma de hipertexto y que se encuentra operativa mediante la red internet. Para ello se emplea:</text:p>
                  <text:list>
                    <text:list-item>
                      <text:p text:style-name="P25">Lenguaje de marcas que permite manejar la información en forma de hipertexto → HTML (HyperText Markup Language).</text:p>
                    </text:list-item>
                    <text:list-item>
                      <text:p text:style-name="P25">Protocolo HTTP (HyperText Transfer Protocol)</text:p>
                    </text:list-item>
                  </text:list>
                </text:list-item>
                <text:list-item>
                  <text:p text:style-name="P30">La estructura de un documento hipertexto:</text:p>
                  <text:list>
                    <text:list-item>
                      <text:p text:style-name="P25">Texto simple. Ej. Articulo de opinión. </text:p>
                    </text:list-item>
                    <text:list-item>
                      <text:p text:style-name="P25">Imágenes. Ej. una foto.</text:p>
                    </text:list-item>
                    <text:list-item>
                      <text:p text:style-name="P25">Enlaces a otros elementos:</text:p>
                      <text:list>
                        <text:list-item>
                          <text:p text:style-name="P25">Locales: Enlaces a lugares del mismo documento.</text:p>
                        </text:list-item>
                        <text:list-item>
                          <text:p text:style-name="P25">Remotos: Enlaces a otros documentos del mismo servidor o de otro distinto. </text:p>
                        </text:list-item>
                      </text:list>
                    </text:list-item>
                  </text:list>
                </text:list-item>
                <text:list-item>
                  <text:p text:style-name="P30">Para acceder a la información en hipertexto, se necesitan:</text:p>
                  <text:list>
                    <text:list-item>
                      <text:p text:style-name="P25">Navegador Web: Programa que permite el acceso a los recursos mediante protocolos y lenguajes de hipertexto.</text:p>
                      <text:list>
                        <text:list-item>
                          <text:p text:style-name="P25">Ej. <text:a xlink:type="simple" xlink:href="http://www.google.es/" text:style-name="Internet_20_link" text:visited-style-name="Visited_20_Internet_20_Link"><text:span text:style-name="Internet_20_link">http://www.google.es</text:span></text:a></text:p>
                        </text:list-item>
                        <text:list-item>
                          <text:p text:style-name="P25">Ej. <text:a xlink:type="simple" xlink:href="https://www.marca.es/" text:style-name="Internet_20_link" text:visited-style-name="Visited_20_Internet_20_Link"><text:span text:style-name="Internet_20_link">https://www.marca.es</text:span></text:a></text:p>
                        </text:list-item>
                        <text:list-item>
                          <text:p text:style-name="P25">Ej. <text:a xlink:type="simple" xlink:href="ftp://www.recursos.net/" text:style-name="Internet_20_link" text:visited-style-name="Visited_20_Internet_20_Link"><text:span text:style-name="Internet_20_link">ftp://www.recursos.net</text:span></text:a></text:p>
                        </text:list-item>
                      </text:list>
                    </text:list-item>
                    <text:list-item>
                      <text:p text:style-name="P25">Servidor Web: Son ordenadores que atienden a peticiones de otros equipos a través de protocolos de transferencia de información (http, https, ftp …) → En los servidores Web se almacenan las páginas web que contienen los recursos a los que se quiere acceder del servidor.</text:p>
                    </text:list-item>
                  </text:list>
                </text:list-item>
              </text:list>
            </text:list-item>
            <text:list-item>
              <text:p text:style-name="P27">Funcionamiento de un Servidor WEB.</text:p>
              <text:list>
                <text:list-item>
                  <text:p text:style-name="P25">Un servidor web es un programa que sirve para atender y responder a peticiones que realizan los diferentes clientes mediante el acceso por los navegadores web. Pueden utilizar diversos protocolos para comunicarse con el servidor:</text:p>
                  <text:list>
                    <text:list-item>
                      <text:p text:style-name="P25">HTTP</text:p>
                    </text:list-item>
                    <text:list-item>
                      <text:p text:style-name="P25">HTTPS</text:p>
                    </text:list-item>
                    <text:list-item>
                      <text:p text:style-name="P25">FTP</text:p>
                    </text:list-item>
                    <text:list-item>
                      <text:p text:style-name="P25">…</text:p>
                    </text:list-item>
                  </text:list>
                </text:list-item>
                <text:list-item>
                  <text:p text:style-name="P30">Un servidor Web tiene un esquema de funcionamiento: </text:p>
                  <text:list>
                    <text:list-item>
                      <text:p text:style-name="P25">Comprobar si existe alguna petición.</text:p>
                    </text:list-item>
                    <text:list-item>
                      <text:p text:style-name="P25">Si existe una petición.</text:p>
                      <text:list>
                        <text:list-item>
                          <text:p text:style-name="P25">Atiendo la petición.</text:p>
                        </text:list-item>
                        <text:list-item>
                          <text:p text:style-name="P25">Busca el recurso solicitado. </text:p>
                        </text:list-item>
                        <text:list-item>
                          <text:p text:style-name="P25">Respuesta al cliente con el recurso pedido.</text:p>
                        </text:list-item>
                      </text:list>
                    </text:list-item>
                    <text:list-item>
                      <text:p text:style-name="P25">Vuelve al aprincipio.</text:p>
                    </text:list-item>
                  </text:list>
                </text:list-item>
              </text:list>
            </text:list-item>
            <text:list-item>
              <text:p text:style-name="P27">Características de HTML</text:p>
              <text:list>
                <text:list-item>
                  <text:p text:style-name="P30">HTML está estandarizado y es multiplataforma. </text:p>
                </text:list-item>
                <text:list-item>
                  <text:p text:style-name="P30">HTML es un estándar internacional mantenido por el W3C</text:p>
                </text:list-item>
                <text:list-item>
                  <text:p text:style-name="P25"><text:span text:style-name="T3">No es un lenguaje de programación en el sentido tradicional </text:span>(no permite estructuras de control de flujo como condicionales, alternativas, etc) Para añadir esta capacidad a HTML se emplean lenguajes de script: </text:p>
                  <text:list>
                    <text:list-item>
                      <text:p text:style-name="P25">JavaScript. </text:p>
                    </text:list-item>
                  </text:list>
                </text:list-item>
                <text:list-item>
                  <text:p text:style-name="P25">Los ficheros escritos en formato HTML son ficheros de texto plano (ASCII) que se pueden leer con cualquier editor de texto. </text:p>
                  <text:list>
                    <text:list-item>
                      <text:p text:style-name="P25">Vim</text:p>
                    </text:list-item>
                    <text:list-item>
                      <text:p text:style-name="P25">Sublime</text:p>
                    </text:list-item>
                    <text:list-item>
                      <text:p text:style-name="P25">Notepad</text:p>
                    </text:list-item>
                  </text:list>
                </text:list-item>
              </text:list>
            </text:list-item>
            <text:list-item>
              <text:p text:style-name="P27"><text:soft-page-break/>Sintaxis de HTML</text:p>
              <text:list>
                <text:list-item>
                  <text:p text:style-name="P25"><text:span text:style-name="T3">Es un lenguaje basado en etiquetas.</text:span> Una etiqueta se compone de:</text:p>
                  <text:list>
                    <text:list-item>
                      <text:p text:style-name="P25">Una apertura:</text:p>
                      <text:list>
                        <text:list-item>
                          <text:p text:style-name="P25">&lt;etiqueta&gt;: </text:p>
                          <text:list>
                            <text:list-item>
                              <text:p text:style-name="P25">Apertura etiqueta.</text:p>
                            </text:list-item>
                          </text:list>
                        </text:list-item>
                        <text:list-item>
                          <text:p text:style-name="P25">&lt; etiqueta atributo 1="valor1" atributo2="valor2"&gt;</text:p>
                          <text:list>
                            <text:list-item>
                              <text:p text:style-name="P25">Apertura de etiqueta con valores para atributos.</text:p>
                            </text:list-item>
                            <text:list-item>
                              <text:p text:style-name="P25">Un atributo es un parámetro que permite definir el comportamiento de la etiqueta a la que se refiere.</text:p>
                            </text:list-item>
                          </text:list>
                        </text:list-item>
                      </text:list>
                    </text:list-item>
                    <text:list-item>
                      <text:p text:style-name="P25">Un cierre:</text:p>
                      <text:list>
                        <text:list-item>
                          <text:p text:style-name="P25">&lt;/etiqueta&gt;:</text:p>
                          <text:list>
                            <text:list-item>
                              <text:p text:style-name="P25">El cierre de etiqueta corresponde a una etiqueta previamente abierta.</text:p>
                            </text:list-item>
                          </text:list>
                        </text:list-item>
                        <text:list-item>
                          <text:p text:style-name="P25">&lt;body bgcolor="red"&gt;</text:p>
                        </text:list-item>
                        <text:list-item>
                          <text:p text:style-name="P25">...</text:p>
                        </text:list-item>
                        <text:list-item>
                          <text:p text:style-name="P25">&lt;/body&gt; </text:p>
                        </text:list-item>
                      </text:list>
                    </text:list-item>
                    <text:list-item>
                      <text:p text:style-name="P25">Las etiquetas pueden ser:</text:p>
                      <text:list>
                        <text:list-item>
                          <text:p text:style-name="P25">* Vacías: Se utiliza para aplicar un comportamiento que no necesita más información. </text:p>
                          <text:list>
                            <text:list-item>
                              <text:p text:style-name="P25">&lt;etiqueta&gt; -&gt; No tiene etiqueta de cierre. </text:p>
                            </text:list-item>
                            <text:list-item>
                              <text:p text:style-name="P25">&lt;etiqueta&gt; ó &lt;etiqueta/&gt; </text:p>
                            </text:list-item>
                            <text:list-item>
                              <text:p text:style-name="P25">Ej:</text:p>
                              <text:list>
                                <text:list-item>
                                  <text:p text:style-name="P25">&lt;br&gt; ó &lt;br/&gt;</text:p>
                                </text:list-item>
                              </text:list>
                            </text:list-item>
                          </text:list>
                        </text:list-item>
                      </text:list>
                    </text:list-item>
                    <text:list-item>
                      <text:p text:style-name="P25"><text:s/>* Contenedora: Son etiquetas que contienen apertura y cierre. Todo lo incluido entre el bloque quedará sujeto al formato indicado en la etiqueta. </text:p>
                      <text:list>
                        <text:list-item>
                          <text:p text:style-name="P25">&lt;body&gt;</text:p>
                        </text:list-item>
                        <text:list-item>
                          <text:p text:style-name="P25">...</text:p>
                        </text:list-item>
                        <text:list-item>
                          <text:p text:style-name="P25">&lt;/body&gt;</text:p>
                        </text:list-item>
                      </text:list>
                    </text:list-item>
                  </text:list>
                </text:list-item>
                <text:list-item>
                  <text:p text:style-name="P30">Sobre HTML, recordar las siguientes características:</text:p>
                  <text:list>
                    <text:list-item>
                      <text:p text:style-name="P25">Es un lenguaje no sensible a mayúsculas o minúsculas. La sintaxis de las etiquetas es indiferente. </text:p>
                      <text:list>
                        <text:list-item>
                          <text:p text:style-name="P25">&lt;body&gt; = &lt;BODY&gt; = &lt;bODy&gt; = &lt;Body&gt;</text:p>
                        </text:list-item>
                      </text:list>
                    </text:list-item>
                    <text:list-item>
                      <text:p text:style-name="P25">Es aconsejable acostumbrarse a escribirla en minúsculas ya que otras tecnologías que conviven con HTML son sensibles a mayúsculas y minúsculas.</text:p>
                    </text:list-item>
                    <text:list-item>
                      <text:p text:style-name="P25">Es importante mantener la anidación de etiquetas, teniendo en cuenta que la etiqueta principal contiene a etiquetas secundarias. Y que al cerrar las etiquetas, se realizan los cierres de las secundarias antes que de las primarias. </text:p>
                    </text:list-item>
                  </text:list>
                </text:list-item>
              </text:list>
            </text:list-item>
            <text:list-item>
              <text:p text:style-name="P27">Estructura de un documento HTML</text:p>
              <text:list>
                <text:list-item>
                  <text:p text:style-name="P25">HTML: Indica que se trata de un documento HTML</text:p>
                </text:list-item>
                <text:list-item>
                  <text:p text:style-name="P25">HEAD: Incluye la información de carácter general sobre la página. Esta información no se presenta en la ventana del navegador. Aquí se incluye:</text:p>
                  <text:list>
                    <text:list-item>
                      <text:p text:style-name="P25">Título</text:p>
                    </text:list-item>
                    <text:list-item>
                      <text:p text:style-name="P25">Autor</text:p>
                    </text:list-item>
                    <text:list-item>
                      <text:p text:style-name="P25">Enlaces externos</text:p>
                    </text:list-item>
                    <text:list-item>
                      <text:p text:style-name="P25">Etc</text:p>
                    </text:list-item>
                  </text:list>
                </text:list-item>
                <text:list-item>
                  <text:p text:style-name="P25">BODY: Contenido visible de la página web. Esta parte se mostrará en el navegador. </text:p>
                </text:list-item>
                <text:list-item>
                  <text:p text:style-name="P25">HTML: Se debe especificar la versión en la que se escribe el documento. Para ello, se hace referencia al documento que contiene la sintaxis y estructura de los elementos que se usan para versión. Este documento se llama DTD(Data Type Definition). La DTD determina el tipo de elementos que contiene el documento. </text:p>
                </text:list-item>
                <text:list-item>
                  <text:p text:style-name="P25">Sintaxis: </text:p>
                  <text:list>
                    <text:list-item>
                      <text:p text:style-name="P29">&lt;!Doctype HTML PUBLICK [FPI] [URL_DTD]&gt;</text:p>
                      <text:list>
                        <text:list-item>
                          <text:p text:style-name="P25">Dónde:</text:p>
                          <text:list>
                            <text:list-item>
                              <text:p text:style-name="P25"><text:soft-page-break/>FPI: (Format Public Indentifier o Identificador público de formato)</text:p>
                            </text:list-item>
                            <text:list-item>
                              <text:p text:style-name="P25">URL_DTD: URL de la DTD que define el formato que especifica el FPI.</text:p>
                            </text:list-item>
                          </text:list>
                        </text:list-item>
                      </text:list>
                    </text:list-item>
                    <text:list-item>
                      <text:p text:style-name="P25">……….</text:p>
                    </text:list-item>
                  </text:list>
                </text:list-item>
              </text:list>
            </text:list-item>
            <text:list-item>
              <text:p text:style-name="P25">Componentes de un documento HTML</text:p>
              <text:list>
                <text:list-item>
                  <text:p text:style-name="P25">Comentarios: Los comentarios en HTML son de la forma:</text:p>
                  <text:list>
                    <text:list-item>
                      <text:p text:style-name="P25">&lt;!--Comentario--&gt;</text:p>
                    </text:list-item>
                    <text:list-item>
                      <text:p text:style-name="P25">&lt;!--:Inicio de comentarios</text:p>
                    </text:list-item>
                    <text:list-item>
                      <text:p text:style-name="P25">→: Fin de comentarios</text:p>
                    </text:list-item>
                    <text:list-item>
                      <text:p text:style-name="P25">Todas las líneas contenidas entre ambas marcas, se ignoran como código HTML.</text:p>
                    </text:list-item>
                  </text:list>
                </text:list-item>
                <text:list-item>
                  <text:p text:style-name="P25">Etiquetas de HEAD</text:p>
                  <text:list>
                    <text:list-item>
                      <text:p text:style-name="P25">Title: Define el título del documento, apareciendo en la barra superior del navegador. El título también se usará en los motores de búsqueda para la indicación de la página.</text:p>
                    </text:list-item>
                    <text:list-item>
                      <text:p text:style-name="P25">Meta: Se indica información sobre la página que usarán los navegadores. Mediante esta etiqueta podemos aplicar información no visible que el navegador emplea para identificar la página.</text:p>
                      <text:list>
                        <text:list-item>
                          <text:p text:style-name="P25">Propiedades del meta:</text:p>
                          <text:list>
                            <text:list-item>
                              <text:p text:style-name="P25">charset: Indica el conjunto de caracteres usado.</text:p>
                              <text:list>
                                <text:list-item>
                                  <text:p text:style-name="P25">&lt;meta charset=”valor/&gt;</text:p>
                                  <text:list>
                                    <text:list-item>
                                      <text:p text:style-name="P25">valor: utf-8, ISO-8859-1.</text:p>
                                    </text:list-item>
                                  </text:list>
                                </text:list-item>
                              </text:list>
                            </text:list-item>
                            <text:list-item>
                              <text:p text:style-name="P25">Name: indica metadatos sobre la página.</text:p>
                              <text:list>
                                <text:list-item>
                                  <text:p text:style-name="P25">&lt;meta name=”valorName” content=”etiqueta”&gt;</text:p>
                                  <text:list>
                                    <text:list-item>
                                      <text:p text:style-name="P29">valorName: application-name, author, description, keywords.</text:p>
                                    </text:list-item>
                                    <text:list-item>
                                      <text:p text:style-name="P25">Etiqueta: valor que se le da a la propiedade</text:p>
                                    </text:list-item>
                                  </text:list>
                                </text:list-item>
                              </text:list>
                            </text:list-item>
                            <text:list-item>
                              <text:p text:style-name="P25">Http-equiv: Permite modificar el comportamiento de la cabeceras<text:tab/></text:p>
                              <text:list>
                                <text:list-item>
                                  <text:p text:style-name="P25">&lt;meta http-equiv=”valorEquiv” content=”etiqueta”/&gt;</text:p>
                                  <text:list>
                                    <text:list-item>
                                      <text:p text:style-name="P25">valorEquiv:</text:p>
                                      <text:list>
                                        <text:list-item>
                                          <text:p text:style-name="P25">content-type: Especifica el juego de caracteres.</text:p>
                                        </text:list-item>
                                        <text:list-item>
                                          <text:p text:style-name="P25">default-style: Especifica la hoja de estilos por defecto (CSS).</text:p>
                                        </text:list-item>
                                        <text:list-item>
                                          <text:p text:style-name="P25">Refresh: Indica el tiempo en segundos para la recarga automática de la página.</text:p>
                                        </text:list-item>
                                      </text:list>
                                    </text:list-item>
                                  </text:list>
                                </text:list-item>
                                <text:list-item>
                                  <text:p text:style-name="P25">Ejemplo </text:p>
                                  <text:list>
                                    <text:list-item>
                                      <text:p text:style-name="P25">HTML 5 → &lt;meta charset=”UTF-8”/&gt;</text:p>
                                    </text:list-item>
                                    <text:list-item>
                                      <text:p text:style-name="P29">HTML 4,01 → &lt;meta http-equiv=”content-type” content=”text/html; charset=UTF-8”/&gt;</text:p>
                                    </text:list-item>
                                  </text:list>
                                </text:list-item>
                              </text:list>
                            </text:list-item>
                          </text:list>
                        </text:list-item>
                      </text:list>
                    </text:list-item>
                    <text:list-item>
                      <text:p text:style-name="P25">base: Especifica una dirección URL para todas las direcciones relativas existentes en el documento. Sólo puede haber una etiqueta base por documento y deberá estar contenida en la sección &lt;head&gt;</text:p>
                      <text:list>
                        <text:list-item>
                          <text:p text:style-name="P25">Se especifica:<text:tab/></text:p>
                          <text:list>
                            <text:list-item>
                              <text:p text:style-name="P25">href: Indica la dirección relativa para todos los enlaces de la página.</text:p>
                            </text:list-item>
                            <text:list-item>
                              <text:p text:style-name="P25">target: Indica el modo de apertura de enlaces de la página. Los valores de target son:</text:p>
                              <text:list>
                                <text:list-item>
                                  <text:p text:style-name="P25">_blank: Abre el enlace en una ventana o pestaña nueva.</text:p>
                                </text:list-item>
                                <text:list-item>
                                  <text:p text:style-name="P25">_parent: Abre el enlace en el documento que lo contiene.</text:p>
                                </text:list-item>
                                <text:list-item>
                                  <text:p text:style-name="P25">_self: Abre el enlace en el mismo marco que lo llama.</text:p>
                                </text:list-item>
                                <text:list-item>
                                  <text:p text:style-name="P25">_top: Abre el enlace en el cuerpo completo del navegador. </text:p>
                                </text:list-item>
                                <text:list-item>
                                  <text:p text:style-name="P25">framename: Indica el formulario que abre el enlace.</text:p>
                                </text:list-item>
                              </text:list>
                            </text:list-item>
                          </text:list>
                        </text:list-item>
                      </text:list>
                    </text:list-item>
                    <text:list-item>
                      <text:p text:style-name="P25">link: Define un enlace entre el documento actual y un fichero externo. Tiene los siguientes atributos:</text:p>
                      <text:list>
                        <text:list-item>
                          <text:p text:style-name="P25">href: Ubicación del fichero al que se hace referencia.</text:p>
                        </text:list-item>
                        <text:list-item>
                          <text:p text:style-name="P25">rel: Especifica el tipo de fichero al que se refiere el enlace:</text:p>
                          <text:list>
                            <text:list-item>
                              <text:p text:style-name="P25">archives</text:p>
                            </text:list-item>
                            <text:list-item>
                              <text:p text:style-name="P25"><text:soft-page-break/>author</text:p>
                            </text:list-item>
                            <text:list-item>
                              <text:p text:style-name="P25">icon</text:p>
                            </text:list-item>
                            <text:list-item>
                              <text:p text:style-name="P25">stylesheet</text:p>
                            </text:list-item>
                            <text:list-item>
                              <text:p text:style-name="P25">...</text:p>
                            </text:list-item>
                          </text:list>
                        </text:list-item>
                        <text:list-item>
                          <text:p text:style-name="P25">type: Tipo de fichero al que se hace referencia: Internet Media Types <text:span text:style-name="T3">(IANA MEDIA TYPES</text:span>).</text:p>
                          <text:list>
                            <text:list-item>
                              <text:p text:style-name="P25">text/css</text:p>
                            </text:list-item>
                            <text:list-item>
                              <text:p text:style-name="P25">text/javascript</text:p>
                            </text:list-item>
                            <text:list-item>
                              <text:p text:style-name="P25">text/html</text:p>
                            </text:list-item>
                            <text:list-item>
                              <text:p text:style-name="P25">…</text:p>
                            </text:list-item>
                          </text:list>
                        </text:list-item>
                      </text:list>
                    </text:list-item>
                    <text:list-item>
                      <text:p text:style-name="P25"><text:span text:style-name="T16">script:</text:span> Se emplea para incluir elementos escritos en un lenguaje de programación de cliente que complementa las acciones de código HTML de un documento. Se puede indicar:</text:p>
                      <text:list>
                        <text:list-item>
                          <text:p text:style-name="P25">En línea: </text:p>
                          <text:list>
                            <text:list-item>
                              <text:p text:style-name="P25">&lt;script type=”text/javascript”&gt;</text:p>
                              <text:list>
                                <text:list-item>
                                  <text:list>
                                    <text:list-item>
                                      <text:p text:style-name="P25">Código JavaScript</text:p>
                                    </text:list-item>
                                  </text:list>
                                </text:list-item>
                              </text:list>
                            </text:list-item>
                            <text:list-item>
                              <text:p text:style-name="P25">&lt;/script&gt;</text:p>
                            </text:list-item>
                          </text:list>
                        </text:list-item>
                      </text:list>
                    </text:list-item>
                  </text:list>
                </text:list-item>
              </text:list>
            </text:list-item>
          </text:list>
        </text:list-item>
      </text:list>
      <text:p text:style-name="P8">Tercer trimestre</text:p>
      <text:list xml:id="list100007062709523" text:continue-numbering="true" text:style-name="WWNum1">
        <text:list-item>
          <text:list>
            <text:list-item>
              <text:list>
                <text:list-item>
                  <text:list>
                    <text:list-item>
                      <text:list>
                        <text:list-item>
                          <text:p text:style-name="P25">Otro fichero:</text:p>
                          <text:list>
                            <text:list-item>
                              <text:p text:style-name="P29">&lt;script type=”text/javascript” src=”fichero&gt;</text:p>
                            </text:list-item>
                            <text:list-item>
                              <text:p text:style-name="P25">&lt;/script&gt;</text:p>
                            </text:list-item>
                          </text:list>
                        </text:list-item>
                      </text:list>
                    </text:list-item>
                  </text:list>
                </text:list-item>
              </text:list>
            </text:list-item>
          </text:list>
        </text:list-item>
      </text:list>
      <text:p text:style-name="Standard"><text:tab/><text:tab/><text:tab/><text:span text:style-name="T17">Fichero de codigo fuente del lenguaje correspondiente(.js)</text:span></text:p>
      <text:list xml:id="list100007778436541" text:continue-numbering="true" text:style-name="WWNum1">
        <text:list-item>
          <text:list>
            <text:list-item>
              <text:list>
                <text:list-item>
                  <text:list>
                    <text:list-item>
                      <text:p text:style-name="P25">style: se utiliza para definir el estilo que se aplica al documento de manera on-line(Sin especificar fichero)</text:p>
                      <text:list>
                        <text:list-item>
                          <text:p text:style-name="P25">&lt;style type=”text/css”&gt;</text:p>
                          <text:list>
                            <text:list-item>
                              <text:p text:style-name="P25">Estilos en formato CSS</text:p>
                            </text:list-item>
                          </text:list>
                        </text:list-item>
                        <text:list-item>
                          <text:p text:style-name="P25">&lt;/style&gt;</text:p>
                        </text:list-item>
                        <text:list-item>
                          <text:p text:style-name="P25">El estilo se especifica:</text:p>
                          <text:list>
                            <text:list-item>
                              <text:p text:style-name="P25">on-line (style)</text:p>
                            </text:list-item>
                            <text:list-item>
                              <text:p text:style-name="P29">off-lune (&lt;link rel=”stylesheet” type=”text/css” href=”fichero.css”&gt;</text:p>
                            </text:list-item>
                          </text:list>
                        </text:list-item>
                        <text:list-item>
                          <text:p text:style-name="P25">Con el atributo style del objeto. </text:p>
                        </text:list-item>
                      </text:list>
                    </text:list-item>
                  </text:list>
                </text:list-item>
                <text:list-item>
                  <text:p text:style-name="P25">Etiquetas de body</text:p>
                  <text:list>
                    <text:list-item>
                      <text:p text:style-name="P25">Atributos de body: Todos los atributos se encuentran en desuso (deprecated) y es preferible usar CSS(style)</text:p>
                      <text:list>
                        <text:list-item>
                          <text:p text:style-name="P25">Color de fondo – <text:span text:style-name="T6">bgcolor</text:span> → <text:s/>El color se puede especificar como:</text:p>
                          <text:list>
                            <text:list-item>
                              <text:p text:style-name="P25">“NombreColor”: Especifica el nombre del color en inglès.</text:p>
                              <text:list>
                                <text:list-header>
                                  <text:p text:style-name="P31">&lt;body bgcolor=”Color”&gt;</text:p>
                                  <text:p text:style-name="P31">Color: Se puede especificar:</text:p>
                                  <text:list>
                                    <text:list-item>
                                      <text:p text:style-name="P31">NombreColor:especifica el nombre del color según una constante definida en HTML</text:p>
                                    </text:list-item>
                                  </text:list>
                                </text:list-header>
                              </text:list>
                            </text:list-item>
                          </text:list>
                        </text:list-item>
                        <text:list-item>
                          <text:p text:style-name="P25">“#ValorHexadecimal”: Especifica el valor hexadecimal para los valores RGB.</text:p>
                          <text:p text:style-name="P32">Rgb(255,0,0) → <text:s/>#FF0000 Red</text:p>
                          <text:p text:style-name="P32">RGB(120,40,25) </text:p>
                        </text:list-item>
                      </text:list>
                    </text:list-item>
                    <text:list-item>
                      <text:p text:style-name="P25">Imagen de fondo: </text:p>
                      <text:list>
                        <text:list-item>
                          <text:p text:style-name="P25">background: <text:span text:style-name="T18">Establece una imagen fija para el fondo.</text:span></text:p>
                        </text:list-item>
                      </text:list>
                    </text:list-item>
                    <text:list-item>
                      <text:p text:style-name="P25">Colores de textos y enlaces</text:p>
                      <text:list>
                        <text:list-item>
                          <text:p text:style-name="P25">text: Color del texto del documento.</text:p>
                        </text:list-item>
                        <text:list-item>
                          <text:p text:style-name="P25">link: Color de los enlaces no visitados</text:p>
                        </text:list-item>
                        <text:list-item>
                          <text:p text:style-name="P25">vlink: Color de los enlaces ya visitados.</text:p>
                        </text:list-item>
                        <text:list-item>
                          <text:p text:style-name="P25"><text:soft-page-break/>alink: Color de los enlaces activos.</text:p>
                        </text:list-item>
                      </text:list>
                    </text:list-item>
                  </text:list>
                </text:list-item>
                <text:list-item>
                  <text:p text:style-name="P25">Parrafos</text:p>
                  <text:list>
                    <text:list-item>
                      <text:p text:style-name="P25">1º:</text:p>
                    </text:list-item>
                  </text:list>
                </text:list-item>
              </text:list>
            </text:list-item>
          </text:list>
        </text:list-item>
      </text:list>
      <text:p text:style-name="P11">&lt;p&gt;</text:p>
      <text:p text:style-name="P12">Bloque</text:p>
      <text:p text:style-name="P11">&lt;/p&gt;</text:p>
      <text:list xml:id="list100005850846137" text:continue-numbering="true" text:style-name="WWNum1">
        <text:list-item>
          <text:list>
            <text:list-item>
              <text:list>
                <text:list-item>
                  <text:list>
                    <text:list-item>
                      <text:list>
                        <text:list-item>
                          <text:p text:style-name="P25">Crea un párrafo, dejando una línea antes y después del párrafo. Tiene un atributo para alinear. (align=”center”,”left”,”right”)</text:p>
                        </text:list-item>
                      </text:list>
                    </text:list-item>
                    <text:list-item>
                      <text:p text:style-name="P25">2º:</text:p>
                    </text:list-item>
                  </text:list>
                </text:list-item>
              </text:list>
            </text:list-item>
          </text:list>
        </text:list-item>
      </text:list>
      <text:p text:style-name="P11">&lt;div&gt;</text:p>
      <text:p text:style-name="P12">Bloque</text:p>
      <text:p text:style-name="P11">&lt;/div&gt;</text:p>
      <text:list xml:id="list100007993876962" text:continue-numbering="true" text:style-name="WWNum1">
        <text:list-item>
          <text:list>
            <text:list-item>
              <text:list>
                <text:list-item>
                  <text:list>
                    <text:list-item>
                      <text:list>
                        <text:list-item>
                          <text:p text:style-name="P25">Crea un párrafo en la que puede definir la alineación de los elementos. Tiene un atributo para alinear. (align=”center”,”left”,”right”)</text:p>
                        </text:list-item>
                      </text:list>
                    </text:list-item>
                    <text:list-item>
                      <text:p text:style-name="P25">3º:</text:p>
                    </text:list-item>
                  </text:list>
                </text:list-item>
              </text:list>
            </text:list-item>
          </text:list>
        </text:list-item>
      </text:list>
      <text:p text:style-name="P11">&lt;spam&gt;</text:p>
      <text:p text:style-name="P12">Bloque</text:p>
      <text:p text:style-name="P11">&lt;/spam&gt;</text:p>
      <text:list xml:id="list100007883065545" text:continue-numbering="true" text:style-name="WWNum1">
        <text:list-item>
          <text:list>
            <text:list-item>
              <text:list>
                <text:list-item>
                  <text:list>
                    <text:list-item>
                      <text:list>
                        <text:list-item>
                          <text:p text:style-name="P25">Crea un elemento en línea que puede emplearse como un elemento dentro de otro contenedor. La utilidad principal es aplicar estilos diferenciados a una zona concreta de un elemento.</text:p>
                          <text:list>
                            <text:list-item>
                              <text:p text:style-name="P25">Un elemento DIV es similar a un SPAN en el sentido de contenedores de otros elementos. DIV puede contener otros elementos como párrafos, tablas, imágenes, otros DIV, etc….</text:p>
                            </text:list-item>
                          </text:list>
                        </text:list-item>
                      </text:list>
                    </text:list-item>
                    <text:list-item>
                      <text:p text:style-name="P25">4º: Referencias entre elementos HTML y elementos de CSS</text:p>
                      <text:list>
                        <text:list-item>
                          <text:p text:style-name="P25">Identificador: Elemento que define un componente de un documento HTML de manera única. Es importante que el identificador de un elemento sea único.</text:p>
                          <text:list>
                            <text:list-item>
                              <text:p text:style-name="P25">HTML:</text:p>
                            </text:list-item>
                          </text:list>
                        </text:list-item>
                      </text:list>
                    </text:list-item>
                  </text:list>
                </text:list-item>
              </text:list>
            </text:list-item>
          </text:list>
        </text:list-item>
      </text:list>
      <text:p text:style-name="P13">&lt;elemento id=”nombreId”&gt;</text:p>
      <text:p text:style-name="P16">Bloque</text:p>
      <text:p text:style-name="P13">&lt;/elemento&gt;</text:p>
      <text:list xml:id="list100007314915011"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Id{</text:p>
      <text:p text:style-name="P16">Elementos CSS</text:p>
      <text:p text:style-name="P13">}</text:p>
      <text:list xml:id="list100006141864809" text:continue-numbering="true" text:style-name="WWNum1">
        <text:list-item>
          <text:list>
            <text:list-item>
              <text:list>
                <text:list-item>
                  <text:list>
                    <text:list-item>
                      <text:list>
                        <text:list-item>
                          <text:p text:style-name="P25">Clases: Elementos que sirve para identificar un grupo de elementos con las mismas propiedades. Se emplea cuando un conjunto de elementos HTML de un documento poseen las mismas cualidades. </text:p>
                          <text:list>
                            <text:list-item>
                              <text:p text:style-name="P25">HTML:</text:p>
                            </text:list-item>
                          </text:list>
                        </text:list-item>
                      </text:list>
                    </text:list-item>
                  </text:list>
                </text:list-item>
              </text:list>
            </text:list-item>
          </text:list>
        </text:list-item>
      </text:list>
      <text:p text:style-name="P13">&lt;elemento class=”nombreClase”&gt;</text:p>
      <text:p text:style-name="P16">Bloque</text:p>
      <text:p text:style-name="P13">&lt;/elemento&gt;</text:p>
      <text:list xml:id="list100007203101530"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Clase{</text:p>
      <text:p text:style-name="P16">Elementos CSS</text:p>
      <text:p text:style-name="P13">}</text:p>
      <text:list xml:id="list100007431552338" text:continue-numbering="true" text:style-name="WWNum1">
        <text:list-item>
          <text:list>
            <text:list-item>
              <text:list>
                <text:list-item>
                  <text:p text:style-name="P25">Encabezados</text:p>
                  <text:list>
                    <text:list-item>
                      <text:p text:style-name="P25"><text:s/>Las etiquetas para generar encabezados en html son:</text:p>
                      <text:list>
                        <text:list-item>
                          <text:p text:style-name="P25">&lt;h1&gt; Encabezado &lt;/h1&gt;</text:p>
                        </text:list-item>
                        <text:list-item>
                          <text:p text:style-name="P25">….</text:p>
                        </text:list-item>
                        <text:list-item>
                          <text:p text:style-name="P25">&lt;h6&gt; Encabezado &lt;/h6&gt;</text:p>
                          <text:list>
                            <text:list-item>
                              <text:p text:style-name="P25"><text:soft-page-break/>H1 el más grande --- h6 más pequeño.</text:p>
                            </text:list-item>
                          </text:list>
                        </text:list-item>
                      </text:list>
                    </text:list-item>
                  </text:list>
                </text:list-item>
                <text:list-item>
                  <text:p text:style-name="P25">Saltos de Línea</text:p>
                  <text:list>
                    <text:list-item>
                      <text:p text:style-name="P25">&lt;br&gt; o &lt;br/&gt;: Inserta salto de línea en el lugar indicado.</text:p>
                    </text:list-item>
                  </text:list>
                </text:list-item>
                <text:list-item>
                  <text:p text:style-name="P25">Línea horizontal</text:p>
                  <text:list>
                    <text:list-item>
                      <text:p text:style-name="P25">&lt;hr&gt; o &lt;hr/&gt;: Dibuja una línea horizontal hasta el final de la <text:s/>línea.</text:p>
                    </text:list-item>
                    <text:list-item>
                      <text:p text:style-name="P25">Atributos CSS para líneas:</text:p>
                      <text:list>
                        <text:list-item>
                          <text:p text:style-name="P25">border-width: Ancho en pixels de la línea.</text:p>
                        </text:list-item>
                        <text:list-item>
                          <text:p text:style-name="P25">border-color: Color de la línea.</text:p>
                        </text:list-item>
                        <text:list-item>
                          <text:p text:style-name="P25">border-style: </text:p>
                          <text:list>
                            <text:list-item>
                              <text:p text:style-name="P25">solid: Línea continua.</text:p>
                            </text:list-item>
                            <text:list-item>
                              <text:p text:style-name="P25">dashed: Línea con guiones.</text:p>
                            </text:list-item>
                            <text:list-item>
                              <text:p text:style-name="P25">dotted: Línea con puntos.</text:p>
                            </text:list-item>
                          </text:list>
                        </text:list-item>
                      </text:list>
                    </text:list-item>
                  </text:list>
                </text:list-item>
                <text:list-item>
                  <text:p text:style-name="P25">Formato de texto: Las etiquetas para el formato de texto en documentos son:</text:p>
                  <text:list>
                    <text:list-item>
                      <text:p text:style-name="P25">Negrita:</text:p>
                    </text:list-item>
                  </text:list>
                </text:list-item>
              </text:list>
            </text:list-item>
          </text:list>
        </text:list-item>
      </text:list>
      <text:p text:style-name="P18"><text:s/>&lt;b&gt; Texto &lt;/b&gt;</text:p>
      <text:list xml:id="list100007842862392" text:continue-numbering="true" text:style-name="WWNum1">
        <text:list-item>
          <text:list>
            <text:list-item>
              <text:list>
                <text:list-item>
                  <text:list>
                    <text:list-item>
                      <text:p text:style-name="P25">Cursiva:</text:p>
                    </text:list-item>
                  </text:list>
                </text:list-item>
              </text:list>
            </text:list-item>
          </text:list>
        </text:list-item>
      </text:list>
      <text:p text:style-name="P18">&lt;i&gt; Texto&lt;/i&gt;</text:p>
      <text:list xml:id="list100006234429721" text:continue-numbering="true" text:style-name="WWNum1">
        <text:list-item>
          <text:list>
            <text:list-item>
              <text:list>
                <text:list-item>
                  <text:list>
                    <text:list-item>
                      <text:p text:style-name="P25">Subrayado:</text:p>
                    </text:list-item>
                  </text:list>
                </text:list-item>
              </text:list>
            </text:list-item>
          </text:list>
        </text:list-item>
      </text:list>
      <text:p text:style-name="P18">&lt;u&gt;Texto&gt;/u&gt;</text:p>
      <text:list xml:id="list100006000810119" text:continue-numbering="true" text:style-name="WWNum1">
        <text:list-item>
          <text:list>
            <text:list-item>
              <text:list>
                <text:list-item>
                  <text:list>
                    <text:list-item>
                      <text:list>
                        <text:list-item>
                          <text:p text:style-name="P25">En desuso, usar text-decoration en css</text:p>
                        </text:list-item>
                      </text:list>
                    </text:list-item>
                  </text:list>
                </text:list-item>
              </text:list>
            </text:list-item>
          </text:list>
        </text:list-item>
      </text:list>
      <text:p text:style-name="P20">text:decoration:underline;</text:p>
      <text:list xml:id="list100007781856469" text:continue-numbering="true" text:style-name="WWNum1">
        <text:list-item>
          <text:list>
            <text:list-item>
              <text:list>
                <text:list-item>
                  <text:list>
                    <text:list-item>
                      <text:p text:style-name="P25">Subindices:</text:p>
                    </text:list-item>
                  </text:list>
                </text:list-item>
              </text:list>
            </text:list-item>
          </text:list>
        </text:list-item>
      </text:list>
      <text:p text:style-name="P18">&lt;sub&gt;Texto&lt;/sub&gt;</text:p>
      <text:list xml:id="list100005963290066" text:continue-numbering="true" text:style-name="WWNum1">
        <text:list-item>
          <text:list>
            <text:list-item>
              <text:list>
                <text:list-item>
                  <text:list>
                    <text:list-item>
                      <text:p text:style-name="P25">Superindices:</text:p>
                    </text:list-item>
                  </text:list>
                </text:list-item>
              </text:list>
            </text:list-item>
          </text:list>
        </text:list-item>
      </text:list>
      <text:p text:style-name="P18">&lt;sup&gt;Texto&gt;&lt;/sup&gt;</text:p>
      <text:p text:style-name="P18">Para subíndice y superíndice tenemos la alternativa:</text:p>
      <text:p text:style-name="P12">font <text:span text:style-name="T13"></text:span> &lt;font&gt;Texto&lt;/font&gt;</text:p>
      <text:list xml:id="list100005975772566" text:continue-numbering="true" text:style-name="WWNum1">
        <text:list-item>
          <text:list>
            <text:list-item>
              <text:list>
                <text:list-item>
                  <text:list>
                    <text:list-item>
                      <text:list>
                        <text:list-item>
                          <text:p text:style-name="P25">Pueden ser asignados atributos:</text:p>
                          <text:list>
                            <text:list-item>
                              <text:p text:style-name="P25">size: Determina tamaño de la fuente en un número.</text:p>
                            </text:list-item>
                            <text:list-item>
                              <text:p text:style-name="P25">face: Tipo de letra que utiliza como Arial, Verdana, Comic, etc…</text:p>
                            </text:list-item>
                            <text:list-item>
                              <text:p text:style-name="P25">color: Color de la letra. Se puede especificar por su nombre o por rgb.</text:p>
                            </text:list-item>
                            <text:list-item>
                              <text:p text:style-name="P25">Alternativamente, es preferible implementar eso con CSS: Font-size, Font-family, color…</text:p>
                            </text:list-item>
                          </text:list>
                        </text:list-item>
                      </text:list>
                    </text:list-item>
                  </text:list>
                </text:list-item>
                <text:list-item>
                  <text:p text:style-name="P25">Listas</text:p>
                  <text:list>
                    <text:list-item>
                      <text:p text:style-name="P25">Desordenadas: Se utilizan para enumerar una serie de elementos en formato viñeta. Por defecto, será de tipo disc.</text:p>
                    </text:list-item>
                  </text:list>
                </text:list-item>
              </text:list>
            </text:list-item>
          </text:list>
        </text:list-item>
      </text:list>
      <text:p text:style-name="P19">&lt;ul type=”circle”//”disc”//”square”&gt;</text:p>
      <text:p text:style-name="P20">&lt;li&gt;Elemento 1 &lt;/li&gt;</text:p>
      <text:p text:style-name="P20">&lt;li&gt;Elemento 2 &lt;/li&gt;</text:p>
      <text:p text:style-name="P20">&lt;li&gt;Elemento … &lt;/li&gt;</text:p>
      <text:p text:style-name="P18">&lt;/ul&gt;</text:p>
      <text:list xml:id="list100005941329863" text:continue-numbering="true" text:style-name="WWNum1">
        <text:list-item>
          <text:list>
            <text:list-item>
              <text:list>
                <text:list-item>
                  <text:list>
                    <text:list-item>
                      <text:p text:style-name="P25">Ordenadas: Se utilizan para enumerar una serie de elementos que tienen un orden concreto. Permite los siguientes atributos.</text:p>
                      <text:list>
                        <text:list-item>
                          <text:p text:style-name="P25">type</text:p>
                        </text:list-item>
                      </text:list>
                    </text:list-item>
                  </text:list>
                </text:list-item>
              </text:list>
            </text:list-item>
          </text:list>
        </text:list-item>
      </text:list>
      <text:p text:style-name="P20">“1”: Numeración 1, 2, 3, 4…</text:p>
      <text:p text:style-name="P20">“a”: Numeración a, b, c, d…</text:p>
      <text:p text:style-name="P20">“A”: Numeración A, B, C, D…</text:p>
      <text:p text:style-name="P20">“i”: Numeración i, ii, iii, iv…</text:p>
      <text:p text:style-name="P20">“I”: Numeración I, II, III, IV…</text:p>
      <text:list xml:id="list100007651060461" text:continue-numbering="true" text:style-name="WWNum1">
        <text:list-item>
          <text:list>
            <text:list-item>
              <text:list>
                <text:list-item>
                  <text:list>
                    <text:list-item>
                      <text:list>
                        <text:list-item>
                          <text:p text:style-name="P25">start: Número inicial de la lista. </text:p>
                        </text:list-item>
                      </text:list>
                    </text:list-item>
                    <text:list-item>
                      <text:p text:style-name="P25">Definición: Se utilizan para enumerar elementos que llevan asociada una definición. Por ejemplo, las palabras de un diccionario, que tienen un término y <text:soft-page-break/>la definición del mismo</text:p>
                    </text:list-item>
                  </text:list>
                </text:list-item>
              </text:list>
            </text:list-item>
          </text:list>
        </text:list-item>
      </text:list>
      <text:p text:style-name="P20">&lt;dl&gt;</text:p>
      <text:p text:style-name="P13">&lt;dt&gt; Término 1&lt;/dt&gt;</text:p>
      <text:p text:style-name="P16">&lt;dd&gt;Definición del termino 1&lt;/dd&gt;</text:p>
      <text:p text:style-name="P13">&lt;dt&gt; Término 1&lt;/dt&gt;</text:p>
      <text:p text:style-name="P16">&lt;dd&gt;Definición del termino 1&lt;/dd&gt;</text:p>
      <text:p text:style-name="P20">&lt;/dl&gt;</text:p>
      <text:list xml:id="list100006188805046" text:continue-numbering="true" text:style-name="WWNum1">
        <text:list-item>
          <text:list>
            <text:list-item>
              <text:list>
                <text:list-item>
                  <text:p text:style-name="P25">Enlaces en HTML : Existen diferentes maneras de especificar un enlace en HTML:</text:p>
                  <text:list>
                    <text:list-item>
                      <text:p text:style-name="P25">Enlaces internos: Especifican un enlace dentro del propio documento, hay que especificar el lugar del documento al que se quiere referenciar mediante una marca especial</text:p>
                      <text:list>
                        <text:list-item>
                          <text:p text:style-name="P25">Lugar del documento al que se quiere saltar;</text:p>
                        </text:list-item>
                      </text:list>
                    </text:list-item>
                  </text:list>
                </text:list-item>
              </text:list>
            </text:list-item>
          </text:list>
        </text:list-item>
      </text:list>
      <text:p text:style-name="P20">&lt;a name=”Nombre”&gt;</text:p>
      <text:p text:style-name="P13">Elemento</text:p>
      <text:p text:style-name="P12">&lt;/a&gt;</text:p>
      <text:list xml:id="list100007692732483" text:continue-numbering="true" text:style-name="WWNum1">
        <text:list-item>
          <text:list>
            <text:list-item>
              <text:list>
                <text:list-item>
                  <text:list>
                    <text:list-item>
                      <text:list>
                        <text:list-item>
                          <text:p text:style-name="P25">Para indicar el salto</text:p>
                        </text:list-item>
                      </text:list>
                    </text:list-item>
                  </text:list>
                </text:list-item>
              </text:list>
            </text:list-item>
          </text:list>
        </text:list-item>
      </text:list>
      <text:p text:style-name="P22">&lt;a href =”#NombreMarcador”&gt;</text:p>
      <text:p text:style-name="P15">Elemento</text:p>
      <text:p text:style-name="P22">&lt;/a&gt;</text:p>
      <text:list xml:id="list100006865381594" text:continue-numbering="true" text:style-name="WWNum1">
        <text:list-item>
          <text:list>
            <text:list-item>
              <text:list>
                <text:list-item>
                  <text:list>
                    <text:list-item>
                      <text:p text:style-name="P25">Locales: Especifican la dirección de una página web local dentro de la estructura de la web.</text:p>
                    </text:list-item>
                  </text:list>
                </text:list-item>
              </text:list>
            </text:list-item>
          </text:list>
        </text:list-item>
      </text:list>
      <text:p text:style-name="P21">&lt;a href=”Pagina.html”&gt;</text:p>
      <text:p text:style-name="P14">Enlace</text:p>
      <text:p text:style-name="P21">&lt;/a&gt;</text:p>
      <text:list xml:id="list100006733475876" text:continue-numbering="true" text:style-name="WWNum1">
        <text:list-item>
          <text:list>
            <text:list-item>
              <text:list>
                <text:list-item>
                  <text:list>
                    <text:list-item>
                      <text:p text:style-name="P25">Remotos: Especifican la dirección de la página web externa.</text:p>
                    </text:list-item>
                  </text:list>
                </text:list-item>
              </text:list>
            </text:list-item>
          </text:list>
        </text:list-item>
      </text:list>
      <text:p text:style-name="P20">&lt;a href=”http://www.google.es”&gt;</text:p>
      <text:p text:style-name="P13">Enlace</text:p>
      <text:p text:style-name="P20">&lt;/a&gt;</text:p>
      <text:list xml:id="list100007278543048" text:continue-numbering="true" text:style-name="WWNum1">
        <text:list-item>
          <text:list>
            <text:list-item>
              <text:list>
                <text:list-item>
                  <text:list>
                    <text:list-item>
                      <text:p text:style-name="P25">Dirección de correo: Especifica una dirección de correo a la que se quiere enlazar el documento.</text:p>
                    </text:list-item>
                  </text:list>
                </text:list-item>
              </text:list>
            </text:list-item>
          </text:list>
        </text:list-item>
      </text:list>
      <text:p text:style-name="P20">&lt;a href=”<text:a xlink:type="simple" xlink:href="mailto:correo@mipagina.com" text:style-name="Internet_20_link" text:visited-style-name="Visited_20_Internet_20_Link">mailto:correo@mipagina.com</text:a>”&gt;</text:p>
      <text:p text:style-name="P13">Enlace</text:p>
      <text:p text:style-name="P20">&lt;/a&gt;</text:p>
      <text:list xml:id="list100007477685306" text:continue-numbering="true" text:style-name="WWNum1">
        <text:list-item>
          <text:list>
            <text:list-item>
              <text:list>
                <text:list-item>
                  <text:list>
                    <text:list-item>
                      <text:p text:style-name="P25">Archivos: Especifica un fichero que se quiere asociar al documento. El navegador intenta la apertura del fichero dentro del propio navegador. Si no es posible abrir el fichero permite la descarga del mismo.</text:p>
                    </text:list-item>
                  </text:list>
                </text:list-item>
              </text:list>
            </text:list-item>
          </text:list>
        </text:list-item>
      </text:list>
      <text:p text:style-name="P20">&lt;a href=”nombreFichero”&gt;</text:p>
      <text:p text:style-name="P13">Enlace</text:p>
      <text:p text:style-name="P20">&lt;/a&gt;</text:p>
      <text:list xml:id="list100007214235742" text:continue-numbering="true" text:style-name="WWNum1">
        <text:list-item>
          <text:list>
            <text:list-item>
              <text:list>
                <text:list-item>
                  <text:list>
                    <text:list-item>
                      <text:p text:style-name="P25">El navegador intenta la apertura del fichero dentro del propio navegador. Si no es posible abrir el fichero, permite la descarga del mismo.</text:p>
                    </text:list-item>
                  </text:list>
                </text:list-item>
                <text:list-item>
                  <text:p text:style-name="P25">Imágenes</text:p>
                  <text:list>
                    <text:list-item>
                      <text:p text:style-name="P25">Para insertar una imagen se utilizar:</text:p>
                    </text:list-item>
                  </text:list>
                </text:list-item>
              </text:list>
            </text:list-item>
          </text:list>
        </text:list-item>
      </text:list>
      <text:p text:style-name="P20">&lt;img src=”ficheroDeImagen” alt=”Texto” title=”Leyenda”&gt;</text:p>
      <text:list xml:id="list100007397655173" text:continue-numbering="true" text:style-name="WWNum1">
        <text:list-item>
          <text:list>
            <text:list-item>
              <text:list>
                <text:list-item>
                  <text:list>
                    <text:list-item>
                      <text:list>
                        <text:list-item>
                          <text:p text:style-name="P25">Los atributos básicos son:</text:p>
                          <text:list>
                            <text:list-item>
                              <text:p text:style-name="P25">src: Nombre del fichero que contiene la imagen.</text:p>
                            </text:list-item>
                            <text:list-item>
                              <text:p text:style-name="P25">alt: Texto que aparece en caso de no poder cargar la imagen.</text:p>
                            </text:list-item>
                            <text:list-item>
                              <text:p text:style-name="P25">title: Leyenda al situar el cursos sobre la imagen.</text:p>
                            </text:list-item>
                          </text:list>
                        </text:list-item>
                        <text:list-item>
                          <text:p text:style-name="P25">Los atributos permitidos para img son:</text:p>
                          <text:list>
                            <text:list-item>
                              <text:p text:style-name="P25">Border(deprecated – Mejor CSS): Tamaño en pixeles del borde de la imagen</text:p>
                              <text:list>
                                <text:list-item>
                                  <text:p text:style-name="P25">HTML:</text:p>
                                </text:list-item>
                              </text:list>
                            </text:list-item>
                          </text:list>
                        </text:list-item>
                      </text:list>
                    </text:list-item>
                  </text:list>
                </text:list-item>
              </text:list>
            </text:list-item>
          </text:list>
        </text:list-item>
      </text:list>
      <text:p text:style-name="P16"><text:soft-page-break/>&lt;img src=”RutaImagen” border=”3”&gt;</text:p>
      <text:list xml:id="list100007113385487" text:continue-numbering="true" text:style-name="WWNum1">
        <text:list-item>
          <text:list>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list-item>
      </text:list>
      <text:p text:style-name="P17">Alt=”&lt;img src=”RutaImagen” style=”border: 3px solid black”&gt;</text:p>
      <text:list xml:id="list100005903062622" text:continue-numbering="true" text:style-name="WWNum1">
        <text:list-item>
          <text:list>
            <text:list-item>
              <text:list>
                <text:list-item>
                  <text:list>
                    <text:list-item>
                      <text:list>
                        <text:list-item>
                          <text:list>
                            <text:list-item>
                              <text:list>
                                <text:list-item>
                                  <text:p text:style-name="P25">width y height: Ancho y alto de la imagen. Se puede especificar el pixel y en % (El porcentaje hace referencia al tamaño del</text:p>
                                </text:list-item>
                                <text:list-item>
                                  <text:p text:style-name="P25">alin: Alineación de la imagen con respecto al texto que se encuentre a continuación. Los valores posibles son:</text:p>
                                  <text:list>
                                    <text:list-item>
                                      <text:p text:style-name="P25">right</text:p>
                                    </text:list-item>
                                    <text:list-item>
                                      <text:p text:style-name="P25">left</text:p>
                                    </text:list-item>
                                    <text:list-item>
                                      <text:p text:style-name="P25">mi</text:p>
                                    </text:list-item>
                                    <text:list-item>
                                      <text:p text:style-name="P25">top</text:p>
                                    </text:list-item>
                                    <text:list-item>
                                      <text:p text:style-name="P25">bottom</text:p>
                                    </text:list-item>
                                  </text:list>
                                </text:list-item>
                                <text:list-item>
                                  <text:p text:style-name="P25">Para situar la imagen respecto al contenedor:</text:p>
                                </text:list-item>
                              </text:list>
                            </text:list-item>
                          </text:list>
                        </text:list-item>
                      </text:list>
                    </text:list-item>
                  </text:list>
                </text:list-item>
              </text:list>
            </text:list-item>
          </text:list>
        </text:list-item>
      </text:list>
      <text:p text:style-name="P16">&lt;div align=”tipoDeAlineación”&gt;</text:p>
      <text:p text:style-name="P23">&lt;img src=”rutaImagen”&gt;</text:p>
      <text:p text:style-name="P16">&lt;/div&gt;</text:p>
      <text:list xml:id="list100007147850344" text:continue-numbering="true" text:style-name="WWNum1">
        <text:list-item>
          <text:list>
            <text:list-item>
              <text:list>
                <text:list-item>
                  <text:list>
                    <text:list-item>
                      <text:list>
                        <text:list-item>
                          <text:list>
                            <text:list-item>
                              <text:list>
                                <text:list-item>
                                  <text:p text:style-name="P25">La alineación puede ser: </text:p>
                                  <text:list>
                                    <text:list-item>
                                      <text:p text:style-name="P25">left</text:p>
                                    </text:list-item>
                                    <text:list-item>
                                      <text:p text:style-name="P25">right</text:p>
                                    </text:list-item>
                                    <text:list-item>
                                      <text:p text:style-name="P25">center</text:p>
                                    </text:list-item>
                                  </text:list>
                                </text:list-item>
                              </text:list>
                            </text:list-item>
                          </text:list>
                        </text:list-item>
                      </text:list>
                    </text:list-item>
                  </text:list>
                </text:list-item>
              </text:list>
            </text:list-item>
          </text:list>
        </text:list-item>
        <text:list-item>
          <text:p text:style-name="P26">Tema 4 Lenguaje JavaScript</text:p>
          <text:list>
            <text:list-item>
              <text:p text:style-name="P25">Introducción - Lenguaje de script que se define por las siguientes características:</text:p>
              <text:list>
                <text:list-item>
                  <text:p text:style-name="P25">Está diseñado para interactuar como complemento de programación en páginas HTML. </text:p>
                </text:list-item>
                <text:list-item>
                  <text:p text:style-name="P25">Se suele integrar dentro del código HTML. (Código embeded) </text:p>
                </text:list-item>
                <text:list-item>
                  <text:p text:style-name="P25">Es un lenguaje interpretado.</text:p>
                </text:list-item>
                <text:list-item>
                  <text:p text:style-name="P25">Se utiliza para añadir contenido dinámico dentro de una página HTML.</text:p>
                </text:list-item>
                <text:list-item>
                  <text:p text:style-name="P25">Es un lenguaje que reacciona a eventos (event driven), ya que el código se puede ejecutar cuando se produce una determinada condición:</text:p>
                  <text:list>
                    <text:list-item>
                      <text:p text:style-name="P25">onclick</text:p>
                    </text:list-item>
                    <text:list-item>
                      <text:p text:style-name="P25">onmauseover</text:p>
                    </text:list-item>
                    <text:list-item>
                      <text:p text:style-name="P25">on…</text:p>
                    </text:list-item>
                  </text:list>
                </text:list-item>
                <text:list-item>
                  <text:p text:style-name="P25">Desde JavaScript es posible acceder a elementos propios del documento HTML asociado. (Modelo DOM)</text:p>
                </text:list-item>
                <text:list-item>
                  <text:p text:style-name="P25">Se emplea como validador de datos en documentos HTML. Ej: Antes de enviar datos en formularios se comprueban:</text:p>
                  <text:list>
                    <text:list-item>
                      <text:p text:style-name="P25">DNI</text:p>
                    </text:list-item>
                    <text:list-item>
                      <text:p text:style-name="P25">Contraseña</text:p>
                    </text:list-item>
                    <text:list-item>
                      <text:p text:style-name="P25">….</text:p>
                    </text:list-item>
                  </text:list>
                </text:list-item>
              </text:list>
            </text:list-item>
            <text:list-item>
              <text:p text:style-name="P25">Cómo Integrar JavaScript en HTML</text:p>
              <text:list>
                <text:list-item>
                  <text:p text:style-name="P25">Para integrar código en HTML:</text:p>
                  <text:list>
                    <text:list-item>
                      <text:p text:style-name="P25">Ubicación:</text:p>
                      <text:list>
                        <text:list-item>
                          <text:p text:style-name="P25">Head</text:p>
                          <text:list>
                            <text:list-item>
                              <text:p text:style-name="P25">&lt;html&gt;</text:p>
                            </text:list-item>
                            <text:list-item>
                              <text:p text:style-name="P25">&lt;head&gt;</text:p>
                              <text:list>
                                <text:list-item>
                                  <text:p text:style-name="P25">&lt;script type=”text/javascript”&gt;</text:p>
                                  <text:list>
                                    <text:list-item>
                                      <text:p text:style-name="P25">Alert(“Hola desde head”);</text:p>
                                    </text:list-item>
                                  </text:list>
                                </text:list-item>
                                <text:list-item>
                                  <text:p text:style-name="P25">&lt;/script&gt;</text:p>
                                </text:list-item>
                              </text:list>
                            </text:list-item>
                            <text:list-item>
                              <text:p text:style-name="P25">&lt;/head&gt;</text:p>
                            </text:list-item>
                            <text:list-item>
                              <text:p text:style-name="P25">&lt;body&gt;</text:p>
                            </text:list-item>
                            <text:list-item>
                              <text:p text:style-name="P25">&lt;/body&gt;</text:p>
                            </text:list-item>
                            <text:list-item>
                              <text:p text:style-name="P25">&lt;/html&gt;</text:p>
                            </text:list-item>
                          </text:list>
                        </text:list-item>
                        <text:list-item>
                          <text:p text:style-name="P25"><text:soft-page-break/>Body</text:p>
                          <text:list>
                            <text:list-item>
                              <text:p text:style-name="P25">&lt;html&gt;</text:p>
                            </text:list-item>
                            <text:list-item>
                              <text:p text:style-name="P25">&lt;head&gt;</text:p>
                            </text:list-item>
                            <text:list-item>
                              <text:p text:style-name="P25">&lt;/head&gt;</text:p>
                            </text:list-item>
                            <text:list-item>
                              <text:p text:style-name="P25">&lt;body&gt;</text:p>
                              <text:list>
                                <text:list-item>
                                  <text:p text:style-name="P25">&lt;script type=”text/javascript”&gt;</text:p>
                                  <text:list>
                                    <text:list-item>
                                      <text:p text:style-name="P25">Alert(“Hola desde Body”);</text:p>
                                    </text:list-item>
                                  </text:list>
                                </text:list-item>
                                <text:list-item>
                                  <text:p text:style-name="P25">&lt;/script&gt;</text:p>
                                </text:list-item>
                              </text:list>
                            </text:list-item>
                            <text:list-item>
                              <text:p text:style-name="P25">&lt;/body&gt;</text:p>
                            </text:list-item>
                            <text:list-item>
                              <text:p text:style-name="P25">&lt;/html&gt;</text:p>
                            </text:list-item>
                          </text:list>
                        </text:list-item>
                      </text:list>
                    </text:list-item>
                  </text:list>
                </text:list-item>
              </text:list>
            </text:list-item>
          </text:list>
        </text:list-item>
      </text:list>
      <text:p text:style-name="Standard">IMPORTANTE: El código incluido en un script se ejecutará siempre. El código incluido en una función de un script sólo se ejecutará cuando se llame a la función</text:p>
      <text:list xml:id="list100007489223815" text:continue-numbering="true" text:style-name="WWNum1">
        <text:list-item>
          <text:list>
            <text:list-item>
              <text:list>
                <text:list-item>
                  <text:list>
                    <text:list-item>
                      <text:p text:style-name="P25">Definición del código:</text:p>
                      <text:list>
                        <text:list-item>
                          <text:p text:style-name="P25">On-line: Mismo fichero HTML</text:p>
                        </text:list-item>
                      </text:list>
                    </text:list-item>
                  </text:list>
                </text:list-item>
              </text:list>
            </text:list-item>
          </text:list>
        </text:list-item>
      </text:list>
      <text:p text:style-name="P14">&lt;script type=”text/javascript”&gt;</text:p>
      <text:p text:style-name="P17">Alert(“Hola desde Body”);</text:p>
      <text:p text:style-name="P14">&lt;/script&gt;</text:p>
      <text:list xml:id="list100006881724858" text:continue-numbering="true" text:style-name="WWNum1">
        <text:list-item>
          <text:list>
            <text:list-item>
              <text:list>
                <text:list-item>
                  <text:list>
                    <text:list-item>
                      <text:list>
                        <text:list-item>
                          <text:p text:style-name="P25">Off-line: En un fichero .js con el código JavaScript</text:p>
                        </text:list-item>
                      </text:list>
                    </text:list-item>
                  </text:list>
                </text:list-item>
              </text:list>
            </text:list-item>
          </text:list>
        </text:list-item>
      </text:list>
      <text:p text:style-name="P14">&lt;script type=”text/javascript” src=”fichero.js”&gt;</text:p>
      <text:p text:style-name="P13">&lt;/script&gt;</text:p>
      <text:list xml:id="list100006114025073" text:continue-numbering="true" text:style-name="WWNum1">
        <text:list-item>
          <text:list>
            <text:list-item>
              <text:p text:style-name="P25">Instrucciones</text:p>
              <text:list>
                <text:list-item>
                  <text:p text:style-name="P25">Una instrucción es todo aquello que produce un cambio y que tiene duración finita. Las instrucciones en JavaScript pueden ser:</text:p>
                  <text:list>
                    <text:list-item>
                      <text:p text:style-name="P25">Simples: Una única instrucción.</text:p>
                    </text:list-item>
                  </text:list>
                </text:list-item>
              </text:list>
            </text:list-item>
          </text:list>
        </text:list-item>
      </text:list>
      <text:p text:style-name="P20">Instrucción;</text:p>
      <text:list xml:id="list100006516293231" text:continue-numbering="true" text:style-name="WWNum1">
        <text:list-item>
          <text:list>
            <text:list-item>
              <text:list>
                <text:list-item>
                  <text:list>
                    <text:list-item>
                      <text:p text:style-name="P25">Compuestas: Es un conjunto de instrucciones simples.{}</text:p>
                    </text:list-item>
                  </text:list>
                </text:list-item>
              </text:list>
            </text:list-item>
          </text:list>
        </text:list-item>
      </text:list>
      <text:p text:style-name="P18">{</text:p>
      <text:p text:style-name="P20">Instrucción 1;</text:p>
      <text:p text:style-name="P20">Instrucción 2;</text:p>
      <text:p text:style-name="P18">}</text:p>
      <text:list xml:id="list100006275210779" text:continue-numbering="true" text:style-name="WWNum1">
        <text:list-item>
          <text:list>
            <text:list-item>
              <text:list>
                <text:list-item>
                  <text:list>
                    <text:list-item>
                      <text:list>
                        <text:list-item>
                          <text:p text:style-name="P25">Una instrucción compuesta se ejecuta de manera secuencial en orden descendente. Hasta que no se termine una instrucción, no se ejecuta la siguiente.</text:p>
                        </text:list-item>
                      </text:list>
                    </text:list-item>
                  </text:list>
                </text:list-item>
                <text:list-item>
                  <text:p text:style-name="P25">Comentarios. Pueden ser:</text:p>
                  <text:list>
                    <text:list-item>
                      <text:p text:style-name="P25">Una línea: // Comentario.</text:p>
                      <text:list>
                        <text:list-item>
                          <text:p text:style-name="P25">Los caracteres existentes desde // hasta el fin de línea se interpretan como comentarios.</text:p>
                        </text:list-item>
                      </text:list>
                    </text:list-item>
                    <text:list-item>
                      <text:p text:style-name="P25">Varias líneas: </text:p>
                    </text:list-item>
                  </text:list>
                </text:list-item>
              </text:list>
            </text:list-item>
          </text:list>
        </text:list-item>
      </text:list>
      <text:p text:style-name="P20">/* Inicio comentario.</text:p>
      <text:p text:style-name="P20">---</text:p>
      <text:p text:style-name="P20">…</text:p>
      <text:p text:style-name="P20">*/ (Fin del comentario)</text:p>
      <text:list xml:id="list100006928021595" text:continue-numbering="true" text:style-name="WWNum1">
        <text:list-item>
          <text:list>
            <text:list-item>
              <text:list>
                <text:list-item>
                  <text:list>
                    <text:list-item>
                      <text:list>
                        <text:list-item>
                          <text:p text:style-name="P25">Todas las líneas existentes entre /* y */ se interpretan como comentarios</text:p>
                        </text:list-item>
                      </text:list>
                    </text:list-item>
                  </text:list>
                </text:list-item>
                <text:list-item>
                  <text:p text:style-name="P25">Datos</text:p>
                  <text:list>
                    <text:list-item>
                      <text:p text:style-name="P25">Un dato es una información relevante que se define:</text:p>
                      <text:list>
                        <text:list-item>
                          <text:p text:style-name="P25">Tipo de datos: Conjunto de valores que puede tomar</text:p>
                        </text:list-item>
                        <text:list-item>
                          <text:p text:style-name="P25">Identificador: Nombre con el que se asocia al dato.</text:p>
                        </text:list-item>
                        <text:list-item>
                          <text:p text:style-name="P25">Valor: Valor actual de un dato dado. </text:p>
                        </text:list-item>
                      </text:list>
                    </text:list-item>
                  </text:list>
                </text:list-item>
              </text:list>
            </text:list-item>
          </text:list>
        </text:list-item>
      </text:list>
      <text:p text:style-name="P13">Ej: Edad persona <text:span text:style-name="T13"></text:span><text:tab/>Tipo: Entero</text:p>
      <text:p text:style-name="P13"><text:tab/><text:tab/><text:tab/><text:tab/>Identificador:</text:p>
      <text:p text:style-name="P13"><text:tab/><text:tab/><text:tab/><text:tab/>Valor:</text:p>
      <text:list xml:id="list100007869066147" text:continue-numbering="true" text:style-name="WWNum1">
        <text:list-item>
          <text:list>
            <text:list-item>
              <text:list>
                <text:list-item>
                  <text:list>
                    <text:list-item>
                      <text:p text:style-name="P25">El manejo de datos en JavaScript incluye los siguientes apartados:</text:p>
                      <text:list>
                        <text:list-item>
                          <text:p text:style-name="P25"><text:soft-page-break/>Declaración de variables.</text:p>
                        </text:list-item>
                      </text:list>
                    </text:list-item>
                  </text:list>
                </text:list-item>
              </text:list>
            </text:list-item>
          </text:list>
        </text:list-item>
      </text:list>
      <text:p text:style-name="P13">Var identificador;</text:p>
      <text:p text:style-name="P20">Crea un dato con el identificador indicado sin tipo inicial.</text:p>
      <text:list xml:id="list100007281422793" text:continue-numbering="true" text:style-name="WWNum1">
        <text:list-item>
          <text:list>
            <text:list-item>
              <text:list>
                <text:list-item>
                  <text:list>
                    <text:list-item>
                      <text:list>
                        <text:list-item>
                          <text:p text:style-name="P25">Declaración de variables y asignación</text:p>
                        </text:list-item>
                      </text:list>
                    </text:list-item>
                  </text:list>
                </text:list-item>
              </text:list>
            </text:list-item>
          </text:list>
        </text:list-item>
      </text:list>
      <text:p text:style-name="P13">Var identificador = valor;</text:p>
      <text:p text:style-name="P20">También es posible definir una variable con un valor inicial. </text:p>
      <text:p text:style-name="P20">En caso de asignar un valor, el tipo de datos se define por Inferencia (El tipo de datos es modificado cada vez que se modifica el contenido de la variable).<text:bookmark text:name="_GoBack"/></text:p>
      <text:list xml:id="list100006743721992" text:continue-numbering="true" text:style-name="WWNum1">
        <text:list-item>
          <text:list>
            <text:list-item>
              <text:list>
                <text:list-item>
                  <text:p text:style-name="P2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Encabezado"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Liberation Serif" fo:font-family="'Liberation Serif'" style:font-family-generic="roman" style:font-pitch="variable" fo:font-weight="bold" style:font-name-asian="OpenSymbol" style:font-family-asian="OpenSymbol" style:font-family-generic-asian="system" style:font-pitch-asian="variable" style:font-weight-asian="bold" style:font-name-complex="OpenSymbol" style:font-family-complex="OpenSymbol" style:font-family-generic-complex="system" style:font-pitch-complex="variable" style:font-weight-complex="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fo:font-weight="bold" style:font-weight-asian="bold" style:font-name-complex="Symbol1" style:font-family-complex="Symbol" style:font-family-generic-complex="system" style:font-pitch-complex="variable" style:font-weight-complex="bold"/>
    </style:style>
    <style:style style:name="ListLabel_20_7" style:display-name="ListLabel 7"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font-weight-complex="bold"/>
    </style:style>
    <style:style style:name="ListLabel_20_10" style:display-name="ListLabel 10"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font-weight="bold" style:font-weight-asian="bold" style:font-name-complex="Symbol1" style:font-family-complex="Symbol" style:font-family-generic-complex="system" style:font-pitch-complex="variable" style:font-weight-complex="bold"/>
    </style:style>
    <style:style style:name="ListLabel_20_13" style:display-name="ListLabel 1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font-weight-complex="bold"/>
    </style:style>
    <style:style style:name="ListLabel_20_16" style:display-name="ListLabel 1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7" style:display-name="ListLabel 1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8" style:display-name="ListLabel 18" style:family="text">
      <style:text-properties fo:font-weight="bold" style:font-weight-asian="bold" style:font-name-complex="Symbol1" style:font-family-complex="Symbol" style:font-family-generic-complex="system" style:font-pitch-complex="variable" style:font-weight-complex="bold"/>
    </style:style>
    <style:style style:name="ListLabel_20_19" style:display-name="ListLabel 1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0" style:display-name="ListLabel 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1" style:display-name="ListLabel 21" style:family="text">
      <style:text-properties fo:font-weight="bold" style:font-weight-asian="bold" style:font-name-complex="Symbol1" style:font-family-complex="Symbol" style:font-family-generic-complex="system" style:font-pitch-complex="variable" style:font-weight-complex="bold"/>
    </style:style>
    <style:style style:name="ListLabel_20_22" style:display-name="ListLabel 2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3" style:display-name="ListLabel 2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4" style:display-name="ListLabel 24" style:family="text">
      <style:text-properties fo:font-weight="bold" style:font-weight-asian="bold" style:font-name-complex="Symbol1" style:font-family-complex="Symbol" style:font-family-generic-complex="system" style:font-pitch-complex="variable" style:font-weight-complex="bold"/>
    </style:style>
    <style:style style:name="ListLabel_20_25" style:display-name="ListLabel 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6" style:display-name="ListLabel 2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7" style:display-name="ListLabel 27" style:family="text">
      <style:text-properties fo:font-weight="bold" style:font-weight-asian="bold" style:font-name-complex="Symbol1" style:font-family-complex="Symbol" style:font-family-generic-complex="system" style:font-pitch-complex="variable" style:font-weight-complex="bold"/>
    </style:style>
    <style:style style:name="ListLabel_20_28" style:display-name="ListLabel 2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9" style:display-name="ListLabel 2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0" style:display-name="ListLabel 30" style:family="text">
      <style:text-properties fo:font-weight="bold" style:font-weight-asian="bold" style:font-name-complex="Symbol1" style:font-family-complex="Symbol" style:font-family-generic-complex="system" style:font-pitch-complex="variable" style:font-weight-complex="bold"/>
    </style:style>
    <style:style style:name="ListLabel_20_31" style:display-name="ListLabel 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2" style:display-name="ListLabel 32"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9" style:display-name="ListLabel 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0" style:display-name="ListLabel 5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1" style:display-name="ListLabel 5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2" style:display-name="ListLabel 5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3" style:display-name="ListLabel 5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4" style:display-name="ListLabel 5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5" style:display-name="ListLabel 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6" style:display-name="ListLabel 5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7" style:display-name="ListLabel 5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8" style:display-name="ListLabel 5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9" style:display-name="ListLabel 5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0" style:display-name="ListLabel 6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1" style:display-name="ListLabel 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2" style:display-name="ListLabel 6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3" style:display-name="ListLabel 6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4" style:display-name="ListLabel 6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5" style:display-name="ListLabel 6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6" style:display-name="ListLabel 66" style:family="text">
      <style:text-properties fo:font-weight="bold" style:font-weight-asian="bold" style:font-name-complex="Wingdings2" style:font-family-complex="Wingdings"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9" style:display-name="ListLabel 6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0" style:display-name="ListLabel 7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1" style:display-name="ListLabel 7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2" style:display-name="ListLabel 7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3" style:display-name="ListLabel 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4" style:display-name="ListLabel 7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5" style:display-name="ListLabel 7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6" style:display-name="ListLabel 7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7" style:display-name="ListLabel 7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8" style:display-name="ListLabel 7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9" style:display-name="ListLabel 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0" style:display-name="ListLabel 8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1" style:display-name="ListLabel 8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2" style:display-name="ListLabel 8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3" style:display-name="ListLabel 8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4" style:display-name="ListLabel 8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5" style:display-name="ListLabel 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6" style:display-name="ListLabel 8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7" style:display-name="ListLabel 8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8" style:display-name="ListLabel 8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9" style:display-name="ListLabel 8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0" style:display-name="ListLabel 9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1" style:display-name="ListLabel 9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2" style:display-name="ListLabel 9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3" style:display-name="ListLabel 9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4" style:display-name="ListLabel 9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5" style:display-name="ListLabel 9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6" style:display-name="ListLabel 9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7" style:display-name="ListLabel 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8" style:display-name="ListLabel 9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9" style:display-name="ListLabel 9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0" style:display-name="ListLabel 10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1" style:display-name="ListLabel 10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2" style:display-name="ListLabel 10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3" style:display-name="ListLabel 1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4" style:display-name="ListLabel 10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5" style:display-name="ListLabel 10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6" style:display-name="ListLabel 10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7" style:display-name="ListLabel 10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8" style:display-name="ListLabel 10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9" style:display-name="ListLabel 1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0" style:display-name="ListLabel 11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1" style:display-name="ListLabel 11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2" style:display-name="ListLabel 11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3" style:display-name="ListLabel 11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4" style:display-name="ListLabel 11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5" style:display-name="ListLabel 1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6" style:display-name="ListLabel 11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7" style:display-name="ListLabel 11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8" style:display-name="ListLabel 11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9" style:display-name="ListLabel 11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0" style:display-name="ListLabel 1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1" style:display-name="ListLabel 1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2" style:display-name="ListLabel 12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3" style:display-name="ListLabel 12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4" style:display-name="ListLabel 12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5" style:display-name="ListLabel 1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6" style:display-name="ListLabel 12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7" style:display-name="ListLabel 1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8" style:display-name="ListLabel 12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9" style:display-name="ListLabel 12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0" style:display-name="ListLabel 13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1" style:display-name="ListLabel 1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2" style:display-name="ListLabel 13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3" style:display-name="ListLabel 1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4" style:display-name="ListLabel 13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5" style:display-name="ListLabel 13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6" style:display-name="ListLabel 1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7" style:display-name="ListLabel 13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8" style:display-name="ListLabel 1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9" style:display-name="ListLabel 1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0" style:display-name="ListLabel 14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1" style:display-name="ListLabel 14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2" style:display-name="ListLabel 1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3" style:display-name="ListLabel 14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4" style:display-name="ListLabel 1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5" style:display-name="ListLabel 145" style:family="text">
      <style:text-properties fo:font-size="12pt" fo:font-weight="bold" style:font-size-asian="12pt" style:font-weight-asian="normal" style:font-name-complex="Symbol1" style:font-family-complex="Symbol" style:font-family-generic-complex="system" style:font-pitch-complex="variable"/>
    </style:style>
    <style:style style:name="ListLabel_20_146" style:display-name="ListLabel 14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7" style:display-name="ListLabel 14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8" style:display-name="ListLabel 1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9" style:display-name="ListLabel 14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50" style:display-name="ListLabel 150" style:family="text">
      <style:text-properties fo:font-weight="bold" style:font-weight-asian="bold" style:font-name-complex="Wingdings2" style:font-family-complex="Wingdings"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Payamps</meta:initial-creator>
    <meta:editing-cycles>69</meta:editing-cycles>
    <meta:creation-date>2017-03-23T07:45:00</meta:creation-date>
    <dc:date>2018-02-22T10:00:05.735477692</dc:date>
    <dc:language>es-ES</dc:language>
    <meta:editing-duration>PT12H19M23S</meta:editing-duration>
    <meta:generator>LibreOffice/5.4.0.3$Linux_X86_64 LibreOffice_project/40m0$Build-3</meta:generator>
    <meta:document-statistic meta:table-count="0" meta:image-count="1" meta:object-count="0" meta:page-count="17" meta:paragraph-count="632" meta:word-count="5422" meta:character-count="32793" meta:non-whitespace-character-count="283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